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Droid Sans Mono" svg:font-family="'Droid Sans Mono', monospace, monospace, 'Droid Sans Fallback'"/>
    <style:font-face style:name="Lohit Devanagari1" svg:font-family="'Lohit Devanagari'"/>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tandard">
      <style:paragraph-properties fo:margin-top="0in" fo:margin-bottom="0.1965in" loext:contextual-spacing="false" style:line-height-at-least="0.198in"/>
      <style:text-properties fo:color="#111111" fo:background-color="transparent"/>
    </style:style>
    <style:style style:name="P3" style:family="paragraph" style:parent-style-name="Standard">
      <style:paragraph-properties fo:margin-left="0in" fo:margin-right="0in" fo:margin-top="0in" fo:margin-bottom="0in" loext:contextual-spacing="false" fo:text-indent="0in" style:auto-text-indent="false"/>
      <style:text-properties fo:color="#111111" style:text-line-through-style="none" style:text-line-through-type="none" officeooo:rsid="001f3b52" officeooo:paragraph-rsid="001f3b52" fo:background-color="transparent"/>
    </style:style>
    <style:style style:name="P4" style:family="paragraph" style:parent-style-name="Text_20_body">
      <style:paragraph-properties fo:margin-left="0in" fo:margin-right="0in" fo:margin-top="0in" fo:margin-bottom="0in" loext:contextual-spacing="false" fo:text-indent="0in" style:auto-text-indent="false"/>
      <style:text-properties fo:color="#111111" style:text-line-through-style="none" style:text-line-through-type="none" fo:background-color="transparent"/>
    </style:style>
    <style:style style:name="P5" style:family="paragraph" style:parent-style-name="Text_20_body">
      <style:paragraph-properties fo:margin-left="0in" fo:margin-right="0in" fo:margin-top="0in" fo:margin-bottom="0in" loext:contextual-spacing="false" fo:text-indent="0in" style:auto-text-indent="false"/>
      <style:text-properties fo:color="#111111" style:text-line-through-style="none" style:text-line-through-type="none" officeooo:rsid="001ea2cc" officeooo:paragraph-rsid="001ea2cc" fo:background-color="transparent"/>
    </style:style>
    <style:style style:name="P6" style:family="paragraph" style:parent-style-name="Text_20_body">
      <style:paragraph-properties fo:margin-left="0in" fo:margin-right="0in" fo:margin-top="0in" fo:margin-bottom="0in" loext:contextual-spacing="false" fo:text-indent="0in" style:auto-text-indent="false"/>
      <style:text-properties fo:color="#111111" style:text-line-through-style="none" style:text-line-through-type="none" officeooo:rsid="001f3b52" officeooo:paragraph-rsid="001f3b52" fo:background-color="transparent"/>
    </style:style>
    <style:style style:name="P7" style:family="paragraph" style:parent-style-name="Text_20_body">
      <style:paragraph-properties fo:margin-left="0in" fo:margin-right="0in" fo:margin-top="0in" fo:margin-bottom="0in" loext:contextual-spacing="false" fo:line-height="100%" fo:orphans="2" fo:widows="2" fo:text-indent="0in" style:auto-text-indent="false"/>
      <style:text-properties fo:color="#111111" style:text-line-through-style="none" style:text-line-through-type="none" officeooo:rsid="00c5d3ae" officeooo:paragraph-rsid="00c5d3ae" fo:background-color="transparent"/>
    </style:style>
    <style:style style:name="P8" style:family="paragraph" style:parent-style-name="Text_20_body">
      <style:paragraph-properties fo:margin-left="0in" fo:margin-right="0in" fo:margin-top="0in" fo:margin-bottom="0in" loext:contextual-spacing="false" fo:line-height="100%" fo:orphans="2" fo:widows="2" fo:text-indent="0in" style:auto-text-indent="false"/>
      <style:text-properties fo:color="#111111" style:text-line-through-style="none" style:text-line-through-type="none" officeooo:rsid="00c5d3ae" officeooo:paragraph-rsid="00db2a51" fo:background-color="transparent"/>
    </style:style>
    <style:style style:name="P9" style:family="paragraph" style:parent-style-name="Text_20_body">
      <style:paragraph-properties fo:margin-left="0in" fo:margin-right="0in" fo:margin-top="0in" fo:margin-bottom="0in" loext:contextual-spacing="false" fo:line-height="100%" fo:orphans="2" fo:widows="2" fo:text-indent="0in" style:auto-text-indent="false"/>
      <style:text-properties officeooo:paragraph-rsid="00c5d3ae"/>
    </style:style>
    <style:style style:name="P10"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officeooo:rsid="00be1448" officeooo:paragraph-rsid="00be1448" fo:background-color="transparent"/>
    </style:style>
    <style:style style:name="P11"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officeooo:rsid="00be1448" officeooo:paragraph-rsid="00bf0e56" fo:background-color="transparent"/>
    </style:style>
    <style:style style:name="P12"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officeooo:rsid="00be1448" officeooo:paragraph-rsid="00c5d3ae" fo:background-color="transparent"/>
    </style:style>
    <style:style style:name="P13"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officeooo:rsid="00cf9cc8" officeooo:paragraph-rsid="00cf9cc8" fo:background-color="transparent"/>
    </style:style>
    <style:style style:name="P14"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officeooo:rsid="00cf9cc8" officeooo:paragraph-rsid="00d4df3c" fo:background-color="transparent"/>
    </style:style>
    <style:style style:name="P15"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officeooo:rsid="00cf9cc8" officeooo:paragraph-rsid="00dec9fd" fo:background-color="transparent"/>
    </style:style>
    <style:style style:name="P16"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officeooo:rsid="00cf9cc8" officeooo:paragraph-rsid="00e4c52b" fo:background-color="transparent"/>
    </style:style>
    <style:style style:name="P17"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officeooo:rsid="00d464af" officeooo:paragraph-rsid="00d464af" fo:background-color="transparent"/>
    </style:style>
    <style:style style:name="P18"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officeooo:rsid="00d464af" officeooo:paragraph-rsid="00d4df3c" fo:background-color="transparent"/>
    </style:style>
    <style:style style:name="P19"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officeooo:rsid="00d464af" officeooo:paragraph-rsid="00dec9fd" fo:background-color="transparent"/>
    </style:style>
    <style:style style:name="P20"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officeooo:rsid="00d464af" officeooo:paragraph-rsid="0132950f" fo:background-color="transparent"/>
    </style:style>
    <style:style style:name="P21"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officeooo:rsid="00e0a576" officeooo:paragraph-rsid="00e0a576" fo:background-color="transparent"/>
    </style:style>
    <style:style style:name="P22"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officeooo:rsid="00e97bfe" officeooo:paragraph-rsid="00e97bfe" fo:background-color="transparent"/>
    </style:style>
    <style:style style:name="P23"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officeooo:rsid="00c5d3ae" officeooo:paragraph-rsid="00bf0e56" fo:background-color="transparent"/>
    </style:style>
    <style:style style:name="P24"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officeooo:rsid="01137ba3" officeooo:paragraph-rsid="01137ba3" fo:background-color="transparent"/>
    </style:style>
    <style:style style:name="P25"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officeooo:rsid="010b96a2" officeooo:paragraph-rsid="00e37393" fo:background-color="transparent"/>
    </style:style>
    <style:style style:name="P26"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officeooo:rsid="013a932b" officeooo:paragraph-rsid="013a932b" fo:background-color="transparent"/>
    </style:style>
    <style:style style:name="P27"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style:text-underline-style="solid" style:text-underline-width="auto" style:text-underline-color="font-color" fo:font-weight="bold" officeooo:rsid="00c5d3ae" officeooo:paragraph-rsid="00c5d3ae" fo:background-color="transparent" style:font-weight-asian="bold" style:font-weight-complex="bold"/>
    </style:style>
    <style:style style:name="P28"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style:text-underline-style="solid" style:text-underline-width="auto" style:text-underline-color="font-color" fo:font-weight="bold" officeooo:rsid="00c5d3ae" officeooo:paragraph-rsid="00d4df3c" fo:background-color="transparent" style:font-weight-asian="bold" style:font-weight-complex="bold"/>
    </style:style>
    <style:style style:name="P29"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style:text-underline-style="solid" style:text-underline-width="auto" style:text-underline-color="font-color" fo:font-weight="bold" officeooo:rsid="00c5d3ae" officeooo:paragraph-rsid="00dec9fd" fo:background-color="transparent" style:font-weight-asian="bold" style:font-weight-complex="bold"/>
    </style:style>
    <style:style style:name="P30"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style:text-underline-style="solid" style:text-underline-width="auto" style:text-underline-color="font-color" fo:font-weight="bold" officeooo:rsid="00c5d3ae" officeooo:paragraph-rsid="00e4c52b" fo:background-color="transparent" style:font-weight-asian="bold" style:font-weight-complex="bold"/>
    </style:style>
    <style:style style:name="P31"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style:text-underline-style="solid" style:text-underline-width="auto" style:text-underline-color="font-color" fo:font-weight="bold" officeooo:rsid="00c5d3ae" officeooo:paragraph-rsid="00e5cbd7" fo:background-color="transparent" style:font-weight-asian="bold" style:font-weight-complex="bold"/>
    </style:style>
    <style:style style:name="P32"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style:text-underline-style="solid" style:text-underline-width="auto" style:text-underline-color="font-color" fo:font-weight="bold" officeooo:rsid="00c5d3ae" officeooo:paragraph-rsid="00edf02a" fo:background-color="transparent" style:font-weight-asian="bold" style:font-weight-complex="bold"/>
    </style:style>
    <style:style style:name="P33"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style:text-underline-style="none" fo:font-weight="normal" officeooo:rsid="00be1448" officeooo:paragraph-rsid="00cf1367" fo:background-color="transparent" style:font-weight-asian="normal" style:font-weight-complex="normal"/>
    </style:style>
    <style:style style:name="P34"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style:text-underline-style="none" fo:font-weight="normal" officeooo:rsid="00be1448" officeooo:paragraph-rsid="00d7aacc" fo:background-color="transparent" style:font-weight-asian="normal" style:font-weight-complex="normal"/>
    </style:style>
    <style:style style:name="P35"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style:text-underline-style="none" fo:font-weight="normal" officeooo:rsid="00be1448" officeooo:paragraph-rsid="00edf02a" fo:background-color="transparent" style:font-weight-asian="normal" style:font-weight-complex="normal"/>
    </style:style>
    <style:style style:name="P36"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style:text-underline-style="none" fo:font-weight="normal" officeooo:rsid="00e402ac" officeooo:paragraph-rsid="00e5cbd7" fo:background-color="transparent" style:font-weight-asian="normal" style:font-weight-complex="normal"/>
    </style:style>
    <style:style style:name="P37"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style:text-underline-style="none" fo:font-weight="normal" officeooo:rsid="00edf9fe" officeooo:paragraph-rsid="00edf9fe" fo:background-color="transparent" style:font-weight-asian="normal" style:font-weight-complex="normal"/>
    </style:style>
    <style:style style:name="P38"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style:text-underline-style="none" fo:font-weight="normal" officeooo:rsid="00edf9fe" officeooo:paragraph-rsid="00f26a32" fo:background-color="transparent" style:font-weight-asian="normal" style:font-weight-complex="normal"/>
    </style:style>
    <style:style style:name="P39"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style:text-underline-style="none" fo:font-weight="normal" officeooo:rsid="00eefbb3" officeooo:paragraph-rsid="00eefbb3" fo:background-color="transparent" style:font-weight-asian="normal" style:font-weight-complex="normal"/>
    </style:style>
    <style:style style:name="P40"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style:text-underline-style="none" fo:font-weight="normal" officeooo:rsid="00f02c03" officeooo:paragraph-rsid="00f02c03" fo:background-color="transparent" style:font-weight-asian="normal" style:font-weight-complex="normal"/>
    </style:style>
    <style:style style:name="P41"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style:text-underline-style="none" fo:font-weight="normal" officeooo:rsid="00f02c03" officeooo:paragraph-rsid="00f26a32" fo:background-color="transparent" style:font-weight-asian="normal" style:font-weight-complex="normal"/>
    </style:style>
    <style:style style:name="P42"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style:text-underline-style="none" fo:font-weight="normal" officeooo:rsid="00fe65cf" officeooo:paragraph-rsid="00fe65cf" fo:background-color="transparent" style:font-weight-asian="normal" style:font-weight-complex="normal"/>
    </style:style>
    <style:style style:name="P43"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style:text-underline-style="none" officeooo:rsid="00d464af" officeooo:paragraph-rsid="00d464af" fo:background-color="transparent"/>
    </style:style>
    <style:style style:name="P44"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style:text-underline-style="none" officeooo:rsid="00dac1c2" officeooo:paragraph-rsid="00dac1c2" fo:background-color="transparent"/>
    </style:style>
    <style:style style:name="P45"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style:text-underline-style="none" officeooo:rsid="00dac1c2" officeooo:paragraph-rsid="010eb47f" fo:background-color="transparent"/>
    </style:style>
    <style:style style:name="P46" style:family="paragraph" style:parent-style-name="Text_20_body">
      <style:paragraph-properties fo:margin-left="0in" fo:margin-right="0in" fo:margin-top="0in" fo:margin-bottom="0.1665in" loext:contextual-spacing="false" fo:text-align="center" style:justify-single-word="false" fo:orphans="2" fo:widows="2" fo:text-indent="0in" style:auto-text-indent="false"/>
      <style:text-properties fo:color="#111111" style:text-line-through-style="none" style:text-line-through-type="none" fo:font-weight="bold" officeooo:rsid="00cec1d6" officeooo:paragraph-rsid="00cec1d6" fo:background-color="transparent" style:font-weight-asian="bold" style:font-weight-complex="bold"/>
    </style:style>
    <style:style style:name="P47" style:family="paragraph" style:parent-style-name="Text_20_body">
      <style:paragraph-properties fo:margin-left="0in" fo:margin-right="0in" fo:margin-top="0in" fo:margin-bottom="0.1665in" loext:contextual-spacing="false" fo:text-align="center" style:justify-single-word="false" fo:orphans="2" fo:widows="2" fo:text-indent="0in" style:auto-text-indent="false"/>
      <style:text-properties fo:color="#111111" style:text-line-through-style="none" style:text-line-through-type="none" fo:font-weight="bold" officeooo:rsid="00cec1d6" officeooo:paragraph-rsid="00edf02a" fo:background-color="transparent" style:font-weight-asian="bold" style:font-weight-complex="bold"/>
    </style:style>
    <style:style style:name="P48"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weight="bold" officeooo:rsid="00d4df3c" officeooo:paragraph-rsid="00d4df3c" fo:background-color="transparent" style:font-weight-asian="bold" style:font-weight-complex="bold"/>
    </style:style>
    <style:style style:name="P49"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weight="bold" officeooo:rsid="00fb7001" officeooo:paragraph-rsid="00fb7001" fo:background-color="transparent" style:font-weight-asian="bold" style:font-weight-complex="bold"/>
    </style:style>
    <style:style style:name="P50"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weight="bold" officeooo:rsid="0101037a" officeooo:paragraph-rsid="0101037a" fo:background-color="transparent" style:font-weight-asian="bold" style:font-weight-complex="bold"/>
    </style:style>
    <style:style style:name="P51"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weight="normal" officeooo:rsid="00d4df3c" officeooo:paragraph-rsid="00d4df3c" fo:background-color="transparent" style:font-weight-asian="normal" style:font-weight-complex="normal"/>
    </style:style>
    <style:style style:name="P52"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weight="normal" officeooo:rsid="00fb7001" officeooo:paragraph-rsid="00fb7001" fo:background-color="transparent" style:font-weight-asian="normal" style:font-weight-complex="normal"/>
    </style:style>
    <style:style style:name="P53"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weight="normal" officeooo:rsid="00fc13e7" officeooo:paragraph-rsid="00fc13e7" fo:background-color="transparent" style:font-weight-asian="normal" style:font-weight-complex="normal"/>
    </style:style>
    <style:style style:name="P54"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weight="normal" officeooo:rsid="0101037a" officeooo:paragraph-rsid="0101037a" fo:background-color="transparent" style:font-weight-asian="normal" style:font-weight-complex="normal"/>
    </style:style>
    <style:style style:name="P55"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officeooo:rsid="00dac1c2" officeooo:paragraph-rsid="00dac1c2" fo:background-color="transparent" style:font-style-asian="normal" style:font-style-complex="normal"/>
    </style:style>
    <style:style style:name="P56"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officeooo:rsid="00d464af" officeooo:paragraph-rsid="00d464af" fo:background-color="transparent" style:font-style-asian="normal" style:font-style-complex="normal"/>
    </style:style>
    <style:style style:name="P57"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officeooo:rsid="00d464af" officeooo:paragraph-rsid="00e4c52b" fo:background-color="transparent" style:font-style-asian="normal" style:font-style-complex="normal"/>
    </style:style>
    <style:style style:name="P58"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officeooo:rsid="012bdb21" officeooo:paragraph-rsid="012bdb21" fo:background-color="transparent" style:font-style-asian="normal" style:font-style-complex="normal"/>
    </style:style>
    <style:style style:name="P59"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officeooo:rsid="013316bb" officeooo:paragraph-rsid="013316bb" fo:background-color="transparent" style:font-style-asian="normal" style:font-style-complex="normal"/>
    </style:style>
    <style:style style:name="P60"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fo:font-weight="normal" officeooo:rsid="0102c76f" officeooo:paragraph-rsid="0102c76f"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fo:font-weight="normal" officeooo:rsid="0103492c" officeooo:paragraph-rsid="0103492c"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fo:font-weight="normal" officeooo:rsid="0104087b" officeooo:paragraph-rsid="0104087b"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fo:font-weight="normal" officeooo:rsid="01120f19" officeooo:paragraph-rsid="01120f19"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fo:font-weight="normal" officeooo:rsid="01157064" officeooo:paragraph-rsid="01157064"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fo:font-weight="normal" officeooo:rsid="0116e411" officeooo:paragraph-rsid="0116e411"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fo:font-weight="normal" officeooo:rsid="01178d25" officeooo:paragraph-rsid="01178d25"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fo:font-weight="normal" officeooo:rsid="011f4ec7" officeooo:paragraph-rsid="011f4ec7"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fo:font-weight="normal" officeooo:rsid="012bdb21" officeooo:paragraph-rsid="012bdb21"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fo:font-weight="normal" officeooo:rsid="0135a7dc" officeooo:paragraph-rsid="0135a7dc"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fo:font-weight="normal" officeooo:rsid="0135a7dc" officeooo:paragraph-rsid="01388c12"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fo:font-weight="normal" officeooo:rsid="0136c374" officeooo:paragraph-rsid="0136c374"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fo:font-weight="normal" officeooo:rsid="013d5fa0" officeooo:paragraph-rsid="013d5fa0"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style="italic" style:text-underline-style="none" fo:font-weight="normal" officeooo:rsid="00fe65cf" officeooo:paragraph-rsid="00fef044" fo:background-color="transparent" style:font-style-asian="italic" style:font-weight-asian="normal" style:font-style-complex="italic" style:font-weight-complex="normal"/>
    </style:style>
    <style:style style:name="P74"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style="italic" style:text-underline-style="none" fo:font-weight="normal" officeooo:rsid="00fef044" officeooo:paragraph-rsid="00fef044" fo:background-color="transparent" style:font-style-asian="italic" style:font-weight-asian="normal" style:font-style-complex="italic" style:font-weight-complex="normal"/>
    </style:style>
    <style:style style:name="P75"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italic" style:text-underline-style="none" fo:font-weight="normal" officeooo:rsid="00eaf031" officeooo:paragraph-rsid="0102c76f" fo:background-color="transparent" style:font-style-asian="italic" style:font-weight-asian="normal" style:font-style-complex="italic" style:font-weight-complex="normal"/>
    </style:style>
    <style:style style:name="P76"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italic" style:text-underline-style="none" fo:font-weight="normal" officeooo:rsid="0103492c" officeooo:paragraph-rsid="0103492c" fo:background-color="transparent" style:font-style-asian="italic" style:font-weight-asian="normal" style:font-style-complex="italic" style:font-weight-complex="normal"/>
    </style:style>
    <style:style style:name="P77"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italic" style:text-underline-style="none" fo:font-weight="normal" officeooo:rsid="0103a061" officeooo:paragraph-rsid="0103a061" fo:background-color="transparent" style:font-style-asian="italic" style:font-weight-asian="normal" style:font-style-complex="italic" style:font-weight-complex="normal"/>
    </style:style>
    <style:style style:name="P78"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style="italic" style:text-underline-style="none" fo:font-weight="normal" officeooo:rsid="00ff317e" officeooo:paragraph-rsid="00ff317e" fo:background-color="transparent" style:font-style-asian="italic" style:font-weight-asian="normal" style:font-style-complex="italic" style:font-weight-complex="normal"/>
    </style:style>
    <style:style style:name="P79"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style="italic" style:text-underline-style="none" fo:font-weight="normal" officeooo:rsid="00f26a32" officeooo:paragraph-rsid="00f26a32" fo:background-color="transparent" style:font-style-asian="italic" style:font-weight-asian="normal" style:font-style-complex="italic" style:font-weight-complex="normal"/>
    </style:style>
    <style:style style:name="P80"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style="italic" style:text-underline-style="none" fo:font-weight="normal" officeooo:rsid="00f02c03" officeooo:paragraph-rsid="00f4045d" fo:background-color="transparent" style:font-style-asian="italic" style:font-weight-asian="normal" style:font-style-complex="italic" style:font-weight-complex="normal"/>
    </style:style>
    <style:style style:name="P81"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style="italic" style:text-underline-style="none" fo:font-weight="normal" officeooo:rsid="00f02c03" officeooo:paragraph-rsid="00f02c03" fo:background-color="transparent" style:font-style-asian="italic" style:font-weight-asian="normal" style:font-style-complex="italic" style:font-weight-complex="normal"/>
    </style:style>
    <style:style style:name="P82"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style="italic" style:text-underline-style="none" fo:font-weight="normal" officeooo:rsid="00f4936a" officeooo:paragraph-rsid="00f4936a" fo:background-color="transparent" style:font-style-asian="italic" style:font-weight-asian="normal" style:font-style-complex="italic" style:font-weight-complex="normal"/>
    </style:style>
    <style:style style:name="P83"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style="italic" style:text-underline-style="none" fo:font-weight="normal" officeooo:rsid="00f4936a" officeooo:paragraph-rsid="00f65075" fo:background-color="transparent" style:font-style-asian="italic" style:font-weight-asian="normal" style:font-style-complex="italic" style:font-weight-complex="normal"/>
    </style:style>
    <style:style style:name="P84"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style="italic" style:text-underline-style="none" fo:font-weight="normal" officeooo:rsid="00f65075" officeooo:paragraph-rsid="00f1f208" fo:background-color="transparent" style:font-style-asian="italic" style:font-weight-asian="normal" style:font-style-complex="italic" style:font-weight-complex="normal"/>
    </style:style>
    <style:style style:name="P85"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style="italic" style:text-underline-style="none" fo:font-weight="normal" officeooo:rsid="00f65075" officeooo:paragraph-rsid="00f65075" fo:background-color="transparent" style:font-style-asian="italic" style:font-weight-asian="normal" style:font-style-complex="italic" style:font-weight-complex="normal"/>
    </style:style>
    <style:style style:name="P86"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style="italic" style:text-underline-style="none" fo:font-weight="normal" officeooo:rsid="00f65075" officeooo:paragraph-rsid="00f9a9ac" fo:background-color="transparent" style:font-style-asian="italic" style:font-weight-asian="normal" style:font-style-complex="italic" style:font-weight-complex="normal"/>
    </style:style>
    <style:style style:name="P87"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style="italic" style:text-underline-style="none" fo:font-weight="normal" officeooo:rsid="00f905f9" officeooo:paragraph-rsid="00f9a9ac" fo:background-color="transparent" style:font-style-asian="italic" style:font-weight-asian="normal" style:font-style-complex="italic" style:font-weight-complex="normal"/>
    </style:style>
    <style:style style:name="P88"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style="italic" style:text-underline-style="none" fo:font-weight="normal" officeooo:rsid="00f905f9" officeooo:paragraph-rsid="00f7b2da" fo:background-color="transparent" style:font-style-asian="italic" style:font-weight-asian="normal" style:font-style-complex="italic" style:font-weight-complex="normal"/>
    </style:style>
    <style:style style:name="P89"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italic" style:text-underline-style="none" fo:font-weight="normal" officeooo:rsid="00d7aacc" officeooo:paragraph-rsid="00e5cbd7" fo:background-color="transparent" style:font-style-asian="italic" style:font-weight-asian="normal" style:font-style-complex="italic" style:font-weight-complex="normal"/>
    </style:style>
    <style:style style:name="P90"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style="italic" style:text-underline-style="none" fo:font-weight="bold" officeooo:rsid="00fc13e7" officeooo:paragraph-rsid="00fd8eb4" fo:background-color="transparent" style:font-style-asian="italic" style:font-weight-asian="bold" style:font-style-complex="italic" style:font-weight-complex="bold"/>
    </style:style>
    <style:style style:name="P91"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style="italic" style:text-underline-style="none" fo:font-weight="bold" officeooo:rsid="00fc13e7" officeooo:paragraph-rsid="00fef044" fo:background-color="transparent" style:font-style-asian="italic" style:font-weight-asian="bold" style:font-style-complex="italic" style:font-weight-complex="bold"/>
    </style:style>
    <style:style style:name="P92"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italic" style:text-underline-style="solid" style:text-underline-width="auto" style:text-underline-color="font-color" fo:font-weight="normal" officeooo:rsid="00be1448" officeooo:paragraph-rsid="00e5cbd7" fo:background-color="transparent" style:font-style-asian="italic" style:font-weight-asian="normal" style:font-style-complex="italic" style:font-weight-complex="normal"/>
    </style:style>
    <style:style style:name="P93"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italic" style:text-underline-style="solid" style:text-underline-width="auto" style:text-underline-color="font-color" fo:font-weight="normal" officeooo:rsid="00be1448" officeooo:paragraph-rsid="00eaf031" fo:background-color="transparent" style:font-style-asian="italic" style:font-weight-asian="normal" style:font-style-complex="italic" style:font-weight-complex="normal"/>
    </style:style>
    <style:style style:name="P94"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italic" style:text-underline-style="solid" style:text-underline-width="auto" style:text-underline-color="font-color" officeooo:rsid="00d464af" officeooo:paragraph-rsid="00e5cbd7" fo:background-color="transparent" style:font-style-asian="italic" style:font-style-complex="italic"/>
    </style:style>
    <style:style style:name="P95"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style="italic" fo:font-weight="normal" officeooo:rsid="00fc13e7" officeooo:paragraph-rsid="00fd8eb4" fo:background-color="transparent" style:font-style-asian="italic" style:font-weight-asian="normal" style:font-style-complex="italic" style:font-weight-complex="normal"/>
    </style:style>
    <style:style style:name="P96"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style="italic" fo:font-weight="bold" officeooo:rsid="00fc13e7" officeooo:paragraph-rsid="00fc13e7" fo:background-color="transparent" style:font-style-asian="italic" style:font-weight-asian="bold" style:font-style-complex="italic" style:font-weight-complex="bold"/>
    </style:style>
    <style:style style:name="P97"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color="#111111" style:text-line-through-style="none" style:text-line-through-type="none" fo:font-style="italic" fo:font-weight="bold" officeooo:rsid="00fc13e7" officeooo:paragraph-rsid="00fd8eb4" fo:background-color="transparent" style:font-style-asian="italic" style:font-weight-asian="bold" style:font-style-complex="italic" style:font-weight-complex="bold"/>
    </style:style>
    <style:style style:name="P98"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style:font-name="Droid Sans Mono" fo:font-size="10.5pt" style:text-underline-style="none" fo:font-weight="normal" officeooo:rsid="013a932b" officeooo:paragraph-rsid="013a932b" fo:background-color="transparent" style:font-weight-asian="normal" style:font-weight-complex="normal"/>
    </style:style>
    <style:style style:name="P99" style:family="paragraph" style:parent-style-name="Text_20_body">
      <style:paragraph-properties fo:margin-left="0in" fo:margin-right="0in" fo:margin-top="0in" fo:margin-bottom="0.1665in" loext:contextual-spacing="false" fo:orphans="2" fo:widows="2" fo:text-indent="0in" style:auto-text-indent="false"/>
      <style:text-properties fo:color="#111111" officeooo:paragraph-rsid="00d7aacc" fo:background-color="transparent"/>
    </style:style>
    <style:style style:name="P100"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solid" style:text-line-through-type="single" fo:font-style="normal" style:text-underline-style="none" fo:font-weight="normal" officeooo:rsid="01120f19" officeooo:paragraph-rsid="01120f19" fo:background-color="transparent" style:font-style-asian="normal" style:font-weight-asian="normal" style:font-style-complex="normal" style:font-weight-complex="normal"/>
    </style:style>
    <style:style style:name="P101"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d4df3c"/>
    </style:style>
    <style:style style:name="P102"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e4c52b"/>
    </style:style>
    <style:style style:name="P103"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e5cbd7"/>
    </style:style>
    <style:style style:name="P104"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eaf031"/>
    </style:style>
    <style:style style:name="P105"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13a932b"/>
    </style:style>
    <style:style style:name="P106"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13d5fa0"/>
    </style:style>
    <style:style style:name="P107"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14790a0"/>
    </style:style>
    <style:style style:name="P108" style:family="paragraph" style:parent-style-name="Text_20_body">
      <style:paragraph-properties fo:margin-left="0in" fo:margin-right="0in" fo:margin-top="0in" fo:margin-bottom="0.1665in" loext:contextual-spacing="false" fo:orphans="2" fo:widows="2" fo:text-indent="0in" style:auto-text-indent="false"/>
      <style:text-properties officeooo:rsid="00eb07f2" officeooo:paragraph-rsid="00eb07f2"/>
    </style:style>
    <style:style style:name="P109"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officeooo:paragraph-rsid="00f02c03"/>
    </style:style>
    <style:style style:name="P110"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officeooo:paragraph-rsid="00f26a32"/>
    </style:style>
    <style:style style:name="P111"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officeooo:paragraph-rsid="00f4045d"/>
    </style:style>
    <style:style style:name="P112"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officeooo:paragraph-rsid="00f4936a"/>
    </style:style>
    <style:style style:name="P113"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officeooo:paragraph-rsid="00f1f208"/>
    </style:style>
    <style:style style:name="P114"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officeooo:paragraph-rsid="00f65075"/>
    </style:style>
    <style:style style:name="P115"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officeooo:paragraph-rsid="00f7b2da"/>
    </style:style>
    <style:style style:name="P116"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officeooo:paragraph-rsid="00f9a9ac"/>
    </style:style>
    <style:style style:name="P117"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officeooo:paragraph-rsid="00fb7001"/>
    </style:style>
    <style:style style:name="P118"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officeooo:paragraph-rsid="00fef044"/>
    </style:style>
    <style:style style:name="P119"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officeooo:rsid="00f02c03" officeooo:paragraph-rsid="00f02c03"/>
    </style:style>
    <style:style style:name="P120"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officeooo:rsid="00f65075" officeooo:paragraph-rsid="00f65075"/>
    </style:style>
    <style:style style:name="P121"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officeooo:rsid="00f7b2da" officeooo:paragraph-rsid="00f9a9ac"/>
    </style:style>
    <style:style style:name="P122"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officeooo:rsid="00f905f9" officeooo:paragraph-rsid="00f905f9"/>
    </style:style>
    <style:style style:name="P123" style:family="paragraph" style:parent-style-name="Text_20_body">
      <style:paragraph-properties fo:margin-left="0in" fo:margin-right="0in" fo:margin-top="0in" fo:margin-bottom="0.1665in" loext:contextual-spacing="false" fo:orphans="2" fo:widows="2" fo:text-indent="0in" style:auto-text-indent="false"/>
      <style:text-properties fo:color="#313131" style:text-line-through-style="none" style:text-line-through-type="none" fo:font-style="normal" style:text-underline-style="none" fo:font-weight="normal" officeooo:rsid="01120f19" officeooo:paragraph-rsid="01120f19" fo:background-color="transparent" style:font-style-asian="normal" style:font-weight-asian="normal" style:font-style-complex="normal" style:font-weight-complex="normal"/>
    </style:style>
    <style:style style:name="P124" style:family="paragraph" style:parent-style-name="Text_20_body">
      <style:paragraph-properties fo:margin-left="0in" fo:margin-right="0in" fo:margin-top="0in" fo:margin-bottom="0.1665in" loext:contextual-spacing="false" fo:orphans="2" fo:widows="2" fo:text-indent="0in" style:auto-text-indent="false"/>
      <style:text-properties officeooo:rsid="01137ba3" officeooo:paragraph-rsid="01137ba3"/>
    </style:style>
    <style:style style:name="P125" style:family="paragraph" style:parent-style-name="Text_20_body">
      <style:paragraph-properties fo:margin-left="0in" fo:margin-right="0in" fo:margin-top="0in" fo:margin-bottom="0.1665in" loext:contextual-spacing="false" fo:orphans="2" fo:widows="2" fo:text-indent="0in" style:auto-text-indent="false"/>
      <style:text-properties fo:color="#00a933" style:text-line-through-style="none" style:text-line-through-type="none" fo:font-style="normal" style:text-underline-style="none" fo:font-weight="normal" officeooo:rsid="0139a97d" officeooo:paragraph-rsid="0139a97d" fo:background-color="transparent" style:font-style-asian="normal" style:font-weight-asian="normal" style:font-style-complex="normal" style:font-weight-complex="normal"/>
    </style:style>
    <style:style style:name="P12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313131" style:text-line-through-style="none" style:text-line-through-type="none" style:font-name="apple-system" fo:font-size="11pt" fo:letter-spacing="normal" fo:font-style="normal" style:text-underline-style="none" fo:font-weight="normal" officeooo:rsid="011bf559" officeooo:paragraph-rsid="011bf559" fo:background-color="transparent" style:font-size-asian="11pt" style:font-style-asian="normal" style:font-weight-asian="normal" style:font-size-complex="11pt" style:font-style-complex="normal" style:font-weight-complex="normal"/>
    </style:style>
    <style:style style:name="P12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313131" style:text-line-through-style="none" style:text-line-through-type="none" style:font-name="apple-system" fo:font-size="11pt" fo:letter-spacing="normal" fo:font-style="normal" style:text-underline-style="none" fo:font-weight="normal" officeooo:rsid="01120f19" officeooo:paragraph-rsid="01120f19" fo:background-color="transparent" style:font-size-asian="11pt" style:font-style-asian="normal" style:font-weight-asian="normal" style:font-size-complex="11pt" style:font-style-complex="normal" style:font-weight-complex="normal"/>
    </style:style>
    <style:style style:name="P128" style:family="paragraph" style:parent-style-name="Text_20_body">
      <style:paragraph-properties fo:margin-left="0in" fo:margin-right="0in" fo:margin-top="0in" fo:margin-bottom="0.1665in" loext:contextual-spacing="false" fo:orphans="2" fo:widows="2" fo:text-indent="0in" style:auto-text-indent="false"/>
      <style:text-properties officeooo:rsid="013d5fa0" officeooo:paragraph-rsid="013d5fa0"/>
    </style:style>
    <style:style style:name="P129" style:family="paragraph" style:parent-style-name="Standard">
      <style:paragraph-properties fo:margin-left="0in" fo:margin-right="0in" fo:margin-top="0in" fo:margin-bottom="0.1665in" loext:contextual-spacing="false" fo:orphans="2" fo:widows="2" fo:text-indent="0in" style:auto-text-indent="false"/>
      <style:text-properties fo:color="#d4d4d4" style:text-line-through-style="none" style:text-line-through-type="none" style:font-name="Droid Sans Mono" fo:font-size="10.5pt" fo:font-weight="normal" officeooo:rsid="00c5d3ae" officeooo:paragraph-rsid="00c5d3ae" fo:background-color="#1e1e1e"/>
    </style:style>
    <style:style style:name="P130" style:family="paragraph" style:parent-style-name="Standard">
      <style:paragraph-properties fo:margin-left="0in" fo:margin-right="0in" fo:margin-top="0in" fo:margin-bottom="0.1665in" loext:contextual-spacing="false" fo:orphans="2" fo:widows="2" fo:text-indent="0in" style:auto-text-indent="false"/>
      <style:text-properties fo:color="#111111" style:text-line-through-style="none" style:text-line-through-type="none" officeooo:rsid="00e6fdef" officeooo:paragraph-rsid="00e6fdef" fo:background-color="transparent"/>
    </style:style>
    <style:style style:name="P131" style:family="paragraph" style:parent-style-name="Standard">
      <style:paragraph-properties fo:margin-left="0in" fo:margin-right="0in" fo:margin-top="0in" fo:margin-bottom="0.1665in" loext:contextual-spacing="false" fo:orphans="2" fo:widows="2" fo:text-indent="0in" style:auto-text-indent="false"/>
      <style:text-properties fo:color="#111111" style:text-line-through-style="none" style:text-line-through-type="none" officeooo:rsid="00e0a576" officeooo:paragraph-rsid="00e5cbd7" fo:background-color="transparent"/>
    </style:style>
    <style:style style:name="P132" style:family="paragraph" style:parent-style-name="Standard">
      <style:paragraph-properties fo:margin-left="0in" fo:margin-right="0in" fo:margin-top="0in" fo:margin-bottom="0.1665in" loext:contextual-spacing="false" fo:orphans="2" fo:widows="2" fo:text-indent="0in" style:auto-text-indent="false"/>
      <style:text-properties fo:color="#3faf46" style:text-line-through-style="none" style:text-line-through-type="none" style:font-name="Droid Sans Mono" fo:font-size="10.5pt" fo:font-style="italic" style:text-underline-style="none" fo:font-weight="normal" officeooo:rsid="00eaf031" officeooo:paragraph-rsid="0102c76f" fo:background-color="transparent" style:font-style-asian="italic" style:font-weight-asian="normal" style:font-style-complex="italic" style:font-weight-complex="normal"/>
    </style:style>
    <style:style style:name="P133" style:family="paragraph" style:parent-style-name="Heading_20_1">
      <style:paragraph-properties fo:margin-left="0in" fo:margin-right="0in" fo:margin-top="0in" fo:margin-bottom="0.1665in" loext:contextual-spacing="false" fo:orphans="2" fo:widows="2" fo:text-indent="0in" style:auto-text-indent="false"/>
      <style:text-properties fo:color="#313131" style:text-line-through-style="none" style:text-line-through-type="none" fo:font-style="normal" style:text-underline-style="none" fo:font-weight="normal" officeooo:rsid="01120f19" officeooo:paragraph-rsid="01120f19" fo:background-color="transparent" style:font-style-asian="normal" style:font-weight-asian="normal" style:font-style-complex="normal" style:font-weight-complex="normal"/>
    </style:style>
    <style:style style:name="P134" style:family="paragraph" style:parent-style-name="Heading_20_1">
      <style:paragraph-properties fo:margin-left="0in" fo:margin-right="0in" fo:margin-top="0in" fo:margin-bottom="0.1665in" loext:contextual-spacing="false" fo:orphans="2" fo:widows="2" fo:text-indent="0in" style:auto-text-indent="false"/>
      <style:text-properties fo:font-variant="normal" fo:text-transform="none" fo:color="#313131" style:text-line-through-style="none" style:text-line-through-type="none" style:font-name="apple-system" fo:font-size="11pt" fo:letter-spacing="normal" fo:font-style="normal" style:text-underline-style="none" fo:font-weight="normal" officeooo:rsid="011a8a17" officeooo:paragraph-rsid="011a8a17" fo:background-color="transparent" style:font-size-asian="11pt" style:font-style-asian="normal" style:font-weight-asian="normal" style:font-size-complex="11pt" style:font-style-complex="normal" style:font-weight-complex="normal"/>
    </style:style>
    <style:style style:name="P135" style:family="paragraph" style:parent-style-name="Heading_20_1">
      <style:paragraph-properties fo:margin-left="0in" fo:margin-right="0in" fo:margin-top="0in" fo:margin-bottom="0.1665in" loext:contextual-spacing="false" fo:orphans="2" fo:widows="2" fo:text-indent="0in" style:auto-text-indent="false"/>
      <style:text-properties fo:font-variant="normal" fo:text-transform="none" fo:color="#313131" style:text-line-through-style="none" style:text-line-through-type="none" style:font-name="apple-system" fo:font-size="11pt" fo:letter-spacing="normal" fo:font-style="normal" style:text-underline-style="none" fo:font-weight="normal" officeooo:rsid="01120f19" officeooo:paragraph-rsid="01120f19" fo:background-color="transparent" style:font-size-asian="11pt" style:font-style-asian="normal" style:font-weight-asian="normal" style:font-size-complex="11pt" style:font-style-complex="normal" style:font-weight-complex="normal"/>
    </style:style>
    <style:style style:name="P136" style:family="paragraph" style:parent-style-name="Standard">
      <style:text-properties fo:color="#111111" style:text-line-through-style="none" style:text-line-through-type="none" style:font-name="Droid Sans Mono" fo:font-size="10.5pt" fo:font-weight="normal" officeooo:rsid="00235907" officeooo:paragraph-rsid="00235907" fo:background-color="transparent"/>
    </style:style>
    <style:style style:name="P137" style:family="paragraph" style:parent-style-name="Standard">
      <style:paragraph-properties style:line-height-at-least="0.198in"/>
      <style:text-properties fo:color="#111111" style:text-line-through-style="none" style:text-line-through-type="none" style:font-name="Droid Sans Mono" fo:font-size="10.5pt" fo:font-weight="normal" officeooo:rsid="00be1448" fo:background-color="transparent"/>
    </style:style>
    <style:style style:name="P138" style:family="paragraph" style:parent-style-name="Standard">
      <style:text-properties fo:color="#111111" style:text-line-through-style="none" style:text-line-through-type="none" fo:background-color="transparent"/>
    </style:style>
    <style:style style:name="P139" style:family="paragraph" style:parent-style-name="Standard">
      <style:text-properties fo:color="#111111" style:text-line-through-style="none" style:text-line-through-type="none" officeooo:rsid="00235907" officeooo:paragraph-rsid="00235907" fo:background-color="transparent"/>
    </style:style>
    <style:style style:name="P140" style:family="paragraph" style:parent-style-name="Standard">
      <style:paragraph-properties style:line-height-at-least="0.198in"/>
      <style:text-properties fo:color="#111111" style:font-name="Droid Sans Mono" fo:font-size="10.5pt" fo:font-weight="normal" fo:background-color="transparent"/>
    </style:style>
    <style:style style:name="P141" style:family="paragraph" style:parent-style-name="Standard">
      <style:paragraph-properties style:line-height-at-least="0.198in"/>
      <style:text-properties fo:color="#111111" style:font-name="Droid Sans Mono" fo:font-size="10.5pt" fo:font-weight="normal" officeooo:rsid="002b303c" officeooo:paragraph-rsid="002b303c" fo:background-color="transparent"/>
    </style:style>
    <style:style style:name="P142" style:family="paragraph" style:parent-style-name="Standard">
      <style:paragraph-properties style:line-height-at-least="0.198in"/>
      <style:text-properties fo:color="#111111" style:font-name="Droid Sans Mono" fo:font-size="10.5pt" fo:font-weight="normal" officeooo:rsid="002ce59b" officeooo:paragraph-rsid="002ce59b" fo:background-color="transparent"/>
    </style:style>
    <style:style style:name="P143" style:family="paragraph" style:parent-style-name="Standard">
      <style:paragraph-properties style:line-height-at-least="0.198in"/>
      <style:text-properties fo:color="#111111" style:font-name="Droid Sans Mono" fo:font-size="10.5pt" fo:font-weight="normal" officeooo:rsid="00313812" officeooo:paragraph-rsid="00313812" fo:background-color="transparent"/>
    </style:style>
    <style:style style:name="P144" style:family="paragraph" style:parent-style-name="Standard">
      <style:paragraph-properties style:line-height-at-least="0.198in"/>
      <style:text-properties fo:color="#111111" style:font-name="Droid Sans Mono" fo:font-size="10.5pt" fo:font-weight="normal" officeooo:rsid="0031647e" officeooo:paragraph-rsid="0031647e" fo:background-color="transparent"/>
    </style:style>
    <style:style style:name="P145" style:family="paragraph" style:parent-style-name="Standard">
      <style:paragraph-properties style:line-height-at-least="0.198in"/>
      <style:text-properties fo:color="#111111" style:font-name="Droid Sans Mono" fo:font-size="10.5pt" fo:font-weight="normal" officeooo:rsid="0033378a" officeooo:paragraph-rsid="0033378a" fo:background-color="transparent"/>
    </style:style>
    <style:style style:name="P146" style:family="paragraph" style:parent-style-name="Standard">
      <style:paragraph-properties style:line-height-at-least="0.198in"/>
      <style:text-properties fo:color="#111111" style:font-name="Droid Sans Mono" fo:font-size="10.5pt" fo:font-weight="normal" officeooo:rsid="003416bd" officeooo:paragraph-rsid="003416bd" fo:background-color="transparent"/>
    </style:style>
    <style:style style:name="P147" style:family="paragraph" style:parent-style-name="Standard">
      <style:paragraph-properties style:line-height-at-least="0.198in"/>
      <style:text-properties fo:color="#111111" style:font-name="Droid Sans Mono" fo:font-size="10.5pt" fo:font-weight="normal" officeooo:rsid="003416bd" officeooo:paragraph-rsid="0055a68a" fo:background-color="transparent"/>
    </style:style>
    <style:style style:name="P148" style:family="paragraph" style:parent-style-name="Standard">
      <style:paragraph-properties style:line-height-at-least="0.198in"/>
      <style:text-properties fo:color="#111111" style:font-name="Droid Sans Mono" fo:font-size="10.5pt" fo:font-weight="normal" officeooo:rsid="0034d81f" officeooo:paragraph-rsid="0034d81f" fo:background-color="transparent"/>
    </style:style>
    <style:style style:name="P149" style:family="paragraph" style:parent-style-name="Standard">
      <style:paragraph-properties style:line-height-at-least="0.198in"/>
      <style:text-properties fo:color="#111111" style:font-name="Droid Sans Mono" fo:font-size="10.5pt" fo:font-weight="normal" officeooo:rsid="00431566" officeooo:paragraph-rsid="00431566" fo:background-color="transparent"/>
    </style:style>
    <style:style style:name="P150" style:family="paragraph" style:parent-style-name="Standard">
      <style:paragraph-properties style:line-height-at-least="0.198in"/>
      <style:text-properties fo:color="#111111" style:font-name="Droid Sans Mono" fo:font-size="10.5pt" fo:font-weight="normal" officeooo:rsid="0044c850" officeooo:paragraph-rsid="0044c850" fo:background-color="transparent" style:font-weight-asian="normal" style:font-weight-complex="normal"/>
    </style:style>
    <style:style style:name="P151" style:family="paragraph" style:parent-style-name="Standard">
      <style:paragraph-properties style:line-height-at-least="0.198in"/>
      <style:text-properties fo:color="#111111" style:font-name="Droid Sans Mono" fo:font-size="10.5pt" fo:font-weight="normal" officeooo:rsid="0049b0eb" officeooo:paragraph-rsid="0049b0eb" fo:background-color="transparent"/>
    </style:style>
    <style:style style:name="P152" style:family="paragraph" style:parent-style-name="Standard">
      <style:paragraph-properties style:line-height-at-least="0.198in"/>
      <style:text-properties fo:color="#111111" style:font-name="Droid Sans Mono" fo:font-size="10.5pt" fo:font-weight="normal" officeooo:rsid="0049b0eb" officeooo:paragraph-rsid="004b6ab6" fo:background-color="transparent"/>
    </style:style>
    <style:style style:name="P153" style:family="paragraph" style:parent-style-name="Standard">
      <style:paragraph-properties style:line-height-at-least="0.198in"/>
      <style:text-properties fo:color="#111111" style:font-name="Droid Sans Mono" fo:font-size="10.5pt" fo:font-weight="normal" officeooo:rsid="0049b0eb" officeooo:paragraph-rsid="004d1650" fo:background-color="transparent"/>
    </style:style>
    <style:style style:name="P154" style:family="paragraph" style:parent-style-name="Standard">
      <style:paragraph-properties style:line-height-at-least="0.198in"/>
      <style:text-properties fo:color="#111111" style:font-name="Droid Sans Mono" fo:font-size="10.5pt" fo:font-weight="normal" officeooo:rsid="004b6ab6" officeooo:paragraph-rsid="004b6ab6" fo:background-color="transparent"/>
    </style:style>
    <style:style style:name="P155" style:family="paragraph" style:parent-style-name="Standard">
      <style:paragraph-properties style:line-height-at-least="0.198in"/>
      <style:text-properties fo:color="#111111" style:font-name="Droid Sans Mono" fo:font-size="10.5pt" fo:font-weight="normal" officeooo:rsid="004b6ab6" officeooo:paragraph-rsid="004d1650" fo:background-color="transparent"/>
    </style:style>
    <style:style style:name="P156" style:family="paragraph" style:parent-style-name="Standard">
      <style:paragraph-properties style:line-height-at-least="0.198in"/>
      <style:text-properties fo:color="#111111" style:font-name="Droid Sans Mono" fo:font-size="10.5pt" fo:font-weight="normal" officeooo:rsid="0055a68a" officeooo:paragraph-rsid="0055a68a" fo:background-color="transparent"/>
    </style:style>
    <style:style style:name="P157" style:family="paragraph" style:parent-style-name="Standard">
      <style:paragraph-properties style:line-height-at-least="0.198in"/>
      <style:text-properties fo:color="#111111" style:font-name="Droid Sans Mono" fo:font-size="10.5pt" fo:font-weight="normal" officeooo:rsid="0055a68a" officeooo:paragraph-rsid="00570b20" fo:background-color="transparent"/>
    </style:style>
    <style:style style:name="P158" style:family="paragraph" style:parent-style-name="Standard">
      <style:paragraph-properties style:line-height-at-least="0.198in"/>
      <style:text-properties fo:color="#111111" style:font-name="Droid Sans Mono" fo:font-size="10.5pt" fo:font-weight="normal" officeooo:rsid="00570b20" officeooo:paragraph-rsid="00570b20" fo:background-color="transparent"/>
    </style:style>
    <style:style style:name="P159" style:family="paragraph" style:parent-style-name="Standard">
      <style:paragraph-properties style:line-height-at-least="0.198in"/>
      <style:text-properties fo:color="#111111" style:font-name="Droid Sans Mono" fo:font-size="10.5pt" fo:font-weight="normal" officeooo:rsid="0058bb2e" officeooo:paragraph-rsid="0058bb2e" fo:background-color="transparent"/>
    </style:style>
    <style:style style:name="P160" style:family="paragraph" style:parent-style-name="Standard">
      <style:paragraph-properties style:line-height-at-least="0.198in"/>
      <style:text-properties fo:color="#111111" style:font-name="Droid Sans Mono" fo:font-size="10.5pt" fo:font-weight="normal" officeooo:rsid="005b29a9" officeooo:paragraph-rsid="005b29a9" fo:background-color="transparent"/>
    </style:style>
    <style:style style:name="P161" style:family="paragraph" style:parent-style-name="Standard">
      <style:paragraph-properties style:line-height-at-least="0.198in"/>
      <style:text-properties fo:color="#111111" style:font-name="Droid Sans Mono" fo:font-size="10.5pt" fo:font-weight="normal" officeooo:rsid="005b64ee" officeooo:paragraph-rsid="005b64ee" fo:background-color="transparent"/>
    </style:style>
    <style:style style:name="P162" style:family="paragraph" style:parent-style-name="Standard">
      <style:paragraph-properties style:line-height-at-least="0.198in"/>
      <style:text-properties fo:color="#111111" style:font-name="Droid Sans Mono" fo:font-size="10.5pt" fo:font-weight="normal" officeooo:rsid="005e806c" officeooo:paragraph-rsid="005e806c" fo:background-color="transparent"/>
    </style:style>
    <style:style style:name="P163" style:family="paragraph" style:parent-style-name="Standard">
      <style:paragraph-properties style:line-height-at-least="0.198in"/>
      <style:text-properties fo:color="#111111" style:font-name="Droid Sans Mono" fo:font-size="10.5pt" fo:font-weight="normal" officeooo:rsid="00605dff" officeooo:paragraph-rsid="00605dff" fo:background-color="transparent"/>
    </style:style>
    <style:style style:name="P164" style:family="paragraph" style:parent-style-name="Standard">
      <style:paragraph-properties style:line-height-at-least="0.198in"/>
      <style:text-properties fo:color="#111111" style:font-name="Droid Sans Mono" fo:font-size="10.5pt" fo:font-weight="normal" officeooo:rsid="00605dff" officeooo:paragraph-rsid="006228a1" fo:background-color="transparent"/>
    </style:style>
    <style:style style:name="P165" style:family="paragraph" style:parent-style-name="Standard">
      <style:paragraph-properties style:line-height-at-least="0.198in"/>
      <style:text-properties fo:color="#111111" style:font-name="Droid Sans Mono" fo:font-size="10.5pt" fo:font-weight="normal" officeooo:rsid="006228a1" officeooo:paragraph-rsid="006228a1" fo:background-color="transparent"/>
    </style:style>
    <style:style style:name="P166" style:family="paragraph" style:parent-style-name="Standard">
      <style:paragraph-properties style:line-height-at-least="0.198in"/>
      <style:text-properties fo:color="#111111" style:font-name="Droid Sans Mono" fo:font-size="10.5pt" fo:font-weight="bold" officeooo:rsid="00431d80" officeooo:paragraph-rsid="00431d80" fo:background-color="transparent" style:font-weight-asian="bold" style:font-weight-complex="bold"/>
    </style:style>
    <style:style style:name="P167" style:family="paragraph" style:parent-style-name="Standard">
      <style:paragraph-properties style:line-height-at-least="0.198in"/>
      <style:text-properties fo:color="#111111" style:font-name="Droid Sans Mono" fo:font-size="10.5pt" fo:font-weight="bold" officeooo:rsid="0044c850" officeooo:paragraph-rsid="0044c850" fo:background-color="transparent" style:font-weight-asian="bold" style:font-weight-complex="bold"/>
    </style:style>
    <style:style style:name="P168" style:family="paragraph" style:parent-style-name="Standard">
      <style:paragraph-properties style:line-height-at-least="0.198in"/>
      <style:text-properties fo:color="#111111" style:font-name="Droid Sans Mono" fo:font-size="10.5pt" style:text-underline-style="solid" style:text-underline-width="auto" style:text-underline-color="font-color" fo:font-weight="normal" officeooo:rsid="0049b0eb" officeooo:paragraph-rsid="004d1650" fo:background-color="transparent"/>
    </style:style>
    <style:style style:name="P169" style:family="paragraph" style:parent-style-name="Standard">
      <style:paragraph-properties style:line-height-at-least="0.198in"/>
      <style:text-properties fo:color="#111111" fo:background-color="transparent"/>
    </style:style>
    <style:style style:name="P170" style:family="paragraph" style:parent-style-name="Standard">
      <style:paragraph-properties style:line-height-at-least="0.198in"/>
      <style:text-properties officeooo:paragraph-rsid="002b303c"/>
    </style:style>
    <style:style style:name="P171" style:family="paragraph" style:parent-style-name="Standard">
      <style:paragraph-properties style:line-height-at-least="0.198in"/>
      <style:text-properties officeooo:paragraph-rsid="006228a1"/>
    </style:style>
    <style:style style:name="P172" style:family="paragraph" style:parent-style-name="Text_20_body">
      <style:text-properties fo:color="#111111" fo:background-color="transparent"/>
    </style:style>
    <style:style style:name="P173" style:family="paragraph" style:parent-style-name="Text_20_body">
      <style:text-properties fo:color="#111111" style:text-line-through-style="none" style:text-line-through-type="none" officeooo:rsid="00be1448" fo:background-color="transparent"/>
    </style:style>
    <style:style style:name="P174" style:family="paragraph" style:parent-style-name="Preformatted_20_Text">
      <style:paragraph-properties style:line-height-at-least="0.198in" fo:break-before="page"/>
      <style:text-properties fo:color="#111111" style:font-name="Droid Sans Mono" fo:font-size="10.5pt" fo:font-weight="normal" officeooo:rsid="003416bd" officeooo:paragraph-rsid="003416bd" fo:background-color="transparent"/>
    </style:style>
    <style:style style:name="P175" style:family="paragraph" style:parent-style-name="Preformatted_20_Text">
      <style:paragraph-properties style:line-height-at-least="0.198in"/>
      <style:text-properties fo:font-variant="normal" fo:text-transform="none" fo:color="#404040" style:font-name="Consolas" fo:font-size="9pt" fo:letter-spacing="normal" fo:font-style="normal" fo:font-weight="normal" officeooo:rsid="003416bd" officeooo:paragraph-rsid="003416bd" fo:background-color="#ffffff" loext:padding="0in" loext:border="none"/>
    </style:style>
    <style:style style:name="P176" style:family="paragraph" style:parent-style-name="Text_20_body">
      <style:paragraph-properties fo:margin-left="0.4925in" fo:margin-right="0in" fo:margin-top="0in" fo:margin-bottom="0.1665in" loext:contextual-spacing="false" fo:text-align="start" style:justify-single-word="false" fo:orphans="2" fo:widows="2" fo:text-indent="0in" style:auto-text-indent="false"/>
      <style:text-properties officeooo:paragraph-rsid="00f4936a"/>
    </style:style>
    <style:style style:name="P177" style:family="paragraph" style:parent-style-name="Text_20_body" style:list-style-name="L1"/>
    <style:style style:name="P178" style:family="paragraph" style:parent-style-name="Text_20_body" style:list-style-name="L2"/>
    <style:style style:name="P179" style:family="paragraph" style:parent-style-name="Text_20_body" style:list-style-name="L3"/>
    <style:style style:name="P180" style:family="paragraph" style:parent-style-name="Text_20_body" style:list-style-name="L4"/>
    <style:style style:name="P181"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fo:font-weight="normal" officeooo:rsid="01475c9e" officeooo:paragraph-rsid="01475c9e" fo:background-color="transparent" style:font-style-asian="normal" style:font-weight-asian="normal" style:font-style-complex="normal" style:font-weight-complex="normal"/>
    </style:style>
    <style:style style:name="P182" style:family="paragraph" style:parent-style-name="Text_20_body">
      <style:paragraph-properties fo:margin-left="0in" fo:margin-right="0in" fo:margin-top="0in" fo:margin-bottom="0.1665in" loext:contextual-spacing="false" fo:orphans="2" fo:widows="2" fo:text-indent="0in" style:auto-text-indent="false"/>
      <style:text-properties fo:color="#111111" style:text-line-through-style="none" style:text-line-through-type="none" fo:font-style="normal" style:text-underline-style="none" fo:font-weight="normal" officeooo:rsid="0149281a" officeooo:paragraph-rsid="0149281a" fo:background-color="transparent" style:font-style-asian="normal" style:font-weight-asian="normal" style:font-style-complex="normal" style:font-weight-complex="normal"/>
    </style:style>
    <style:style style:name="T1" style:family="text">
      <style:text-properties fo:color="#111111" fo:background-color="transparent" loext:char-shading-value="0"/>
    </style:style>
    <style:style style:name="T2" style:family="text">
      <style:text-properties fo:color="#111111" officeooo:rsid="00be1448" fo:background-color="transparent" loext:char-shading-value="0"/>
    </style:style>
    <style:style style:name="T3" style:family="text">
      <style:text-properties fo:color="#111111" style:font-name="Droid Sans Mono" fo:font-size="10.5pt" fo:font-weight="normal" officeooo:rsid="002b303c" fo:background-color="transparent" loext:char-shading-value="0"/>
    </style:style>
    <style:style style:name="T4" style:family="text">
      <style:text-properties fo:color="#111111" style:font-name="Droid Sans Mono" fo:font-size="10.5pt" fo:font-weight="normal" officeooo:rsid="002e83f3" fo:background-color="transparent" loext:char-shading-value="0"/>
    </style:style>
    <style:style style:name="T5" style:family="text">
      <style:text-properties fo:color="#111111" style:font-name="Droid Sans Mono" fo:font-size="10.5pt" fo:font-weight="normal" officeooo:rsid="00605dff" fo:background-color="transparent" loext:char-shading-value="0"/>
    </style:style>
    <style:style style:name="T6" style:family="text">
      <style:text-properties fo:color="#111111" style:font-name="Droid Sans Mono" fo:font-size="10.5pt" fo:font-weight="normal" officeooo:rsid="006228a1" fo:background-color="transparent" loext:char-shading-value="0"/>
    </style:style>
    <style:style style:name="T7" style:family="text">
      <style:text-properties fo:color="#111111" style:text-line-through-style="none" style:text-line-through-type="none" fo:background-color="transparent" loext:char-shading-value="0"/>
    </style:style>
    <style:style style:name="T8" style:family="text">
      <style:text-properties fo:color="#111111" style:text-line-through-style="none" style:text-line-through-type="none" officeooo:rsid="00d464af" fo:background-color="transparent" loext:char-shading-value="0"/>
    </style:style>
    <style:style style:name="T9" style:family="text">
      <style:text-properties fo:color="#111111" style:text-line-through-style="none" style:text-line-through-type="none" officeooo:rsid="00d7aacc" fo:background-color="transparent" loext:char-shading-value="0"/>
    </style:style>
    <style:style style:name="T10" style:family="text">
      <style:text-properties fo:color="#111111" style:text-line-through-style="none" style:text-line-through-type="none" officeooo:rsid="00c5d3ae" fo:background-color="transparent" loext:char-shading-value="0"/>
    </style:style>
    <style:style style:name="T11" style:family="text">
      <style:text-properties fo:color="#111111" style:text-line-through-style="none" style:text-line-through-type="none" officeooo:rsid="00db2a51" fo:background-color="transparent" loext:char-shading-value="0"/>
    </style:style>
    <style:style style:name="T12" style:family="text">
      <style:text-properties fo:color="#111111" style:text-line-through-style="none" style:text-line-through-type="none" officeooo:rsid="00db63d7" fo:background-color="transparent" loext:char-shading-value="0"/>
    </style:style>
    <style:style style:name="T13" style:family="text">
      <style:text-properties fo:color="#111111" style:text-line-through-style="none" style:text-line-through-type="none" officeooo:rsid="01137ba3" fo:background-color="transparent" loext:char-shading-value="0"/>
    </style:style>
    <style:style style:name="T14" style:family="text">
      <style:text-properties fo:color="#111111" style:text-line-through-style="none" style:text-line-through-type="none" officeooo:rsid="01475c9e" fo:background-color="transparent" loext:char-shading-value="0"/>
    </style:style>
    <style:style style:name="T15" style:family="text">
      <style:text-properties fo:color="#111111" style:text-line-through-style="none" style:text-line-through-type="none" style:text-underline-style="none" fo:font-weight="normal" fo:background-color="transparent" loext:char-shading-value="0" style:font-weight-asian="normal" style:font-weight-complex="normal"/>
    </style:style>
    <style:style style:name="T16" style:family="text">
      <style:text-properties fo:color="#111111" style:text-line-through-style="none" style:text-line-through-type="none" style:text-underline-style="none" fo:font-weight="normal" officeooo:rsid="00d7aacc" fo:background-color="transparent" loext:char-shading-value="0" style:font-weight-asian="normal" style:font-weight-complex="normal"/>
    </style:style>
    <style:style style:name="T17" style:family="text">
      <style:text-properties fo:color="#111111" style:text-line-through-style="none" style:text-line-through-type="none" style:text-underline-style="none" fo:font-weight="normal" officeooo:rsid="00e0a576" fo:background-color="transparent" loext:char-shading-value="0" style:font-weight-asian="normal" style:font-weight-complex="normal"/>
    </style:style>
    <style:style style:name="T18" style:family="text">
      <style:text-properties fo:color="#111111" style:text-line-through-style="none" style:text-line-through-type="none" style:text-underline-style="none" fo:font-weight="normal" officeooo:rsid="00e5cbd7" fo:background-color="transparent" loext:char-shading-value="0" style:font-weight-asian="normal" style:font-weight-complex="normal"/>
    </style:style>
    <style:style style:name="T19" style:family="text">
      <style:text-properties fo:color="#111111" style:text-line-through-style="none" style:text-line-through-type="none" style:text-underline-style="none" fo:font-weight="normal" officeooo:rsid="00eab2ab" fo:background-color="transparent" loext:char-shading-value="0" style:font-weight-asian="normal" style:font-weight-complex="normal"/>
    </style:style>
    <style:style style:name="T20" style:family="text">
      <style:text-properties fo:color="#111111" style:text-line-through-style="none" style:text-line-through-type="none" style:text-underline-style="none" fo:font-weight="normal" officeooo:rsid="00eaf031" fo:background-color="transparent" loext:char-shading-value="0" style:font-weight-asian="normal" style:font-weight-complex="normal"/>
    </style:style>
    <style:style style:name="T21" style:family="text">
      <style:text-properties fo:color="#111111" style:text-line-through-style="none" style:text-line-through-type="none" style:text-underline-style="none" fo:font-weight="normal" officeooo:rsid="00edf9fe" fo:background-color="transparent" loext:char-shading-value="0" style:font-weight-asian="normal" style:font-weight-complex="normal"/>
    </style:style>
    <style:style style:name="T22" style:family="text">
      <style:text-properties fo:color="#111111" style:text-line-through-style="none" style:text-line-through-type="none" style:text-underline-style="none" fo:font-weight="normal" officeooo:rsid="00f02c03" fo:background-color="transparent" loext:char-shading-value="0" style:font-weight-asian="normal" style:font-weight-complex="normal"/>
    </style:style>
    <style:style style:name="T23" style:family="text">
      <style:text-properties fo:color="#111111" style:text-line-through-style="none" style:text-line-through-type="none" style:text-underline-style="none" fo:font-weight="normal" officeooo:rsid="00eefbb3" fo:background-color="transparent" loext:char-shading-value="0" style:font-weight-asian="normal" style:font-weight-complex="normal"/>
    </style:style>
    <style:style style:name="T24" style:family="text">
      <style:text-properties fo:color="#111111" style:text-line-through-style="none" style:text-line-through-type="none" style:text-underline-style="none" fo:font-weight="normal" officeooo:rsid="00f26a32" fo:background-color="transparent" loext:char-shading-value="0" style:font-weight-asian="normal" style:font-weight-complex="normal"/>
    </style:style>
    <style:style style:name="T25" style:family="text">
      <style:text-properties fo:color="#111111" style:text-line-through-style="none" style:text-line-through-type="none" style:text-underline-style="none" fo:font-weight="bold" officeooo:rsid="00eefbb3" fo:background-color="transparent" loext:char-shading-value="0" style:font-weight-asian="bold" style:font-weight-complex="bold"/>
    </style:style>
    <style:style style:name="T26" style:family="text">
      <style:text-properties fo:color="#111111" style:text-line-through-style="none" style:text-line-through-type="none" style:text-underline-style="none" fo:font-weight="bold" officeooo:rsid="00f26a32" fo:background-color="transparent" loext:char-shading-value="0" style:font-weight-asian="bold" style:font-weight-complex="bold"/>
    </style:style>
    <style:style style:name="T27" style:family="text">
      <style:text-properties fo:color="#111111" style:text-line-through-style="none" style:text-line-through-type="none" style:text-underline-style="solid" style:text-underline-width="auto" style:text-underline-color="font-color" fo:font-weight="bold" officeooo:rsid="00c5d3ae" fo:background-color="transparent" loext:char-shading-value="0" style:font-weight-asian="bold" style:font-weight-complex="bold"/>
    </style:style>
    <style:style style:name="T28" style:family="text">
      <style:text-properties fo:color="#111111" style:text-line-through-style="none" style:text-line-through-type="none" style:text-underline-style="solid" style:text-underline-width="auto" style:text-underline-color="font-color" fo:font-weight="bold" officeooo:rsid="00e5cbd7" fo:background-color="transparent" loext:char-shading-value="0" style:font-weight-asian="bold" style:font-weight-complex="bold"/>
    </style:style>
    <style:style style:name="T29" style:family="text">
      <style:text-properties fo:color="#111111" style:text-line-through-style="none" style:text-line-through-type="none" style:text-underline-style="solid" style:text-underline-width="auto" style:text-underline-color="font-color" fo:font-weight="bold" officeooo:rsid="00eaf031" fo:background-color="transparent" loext:char-shading-value="0" style:font-weight-asian="bold" style:font-weight-complex="bold"/>
    </style:style>
    <style:style style:name="T30" style:family="text">
      <style:text-properties fo:color="#111111" style:text-line-through-style="none" style:text-line-through-type="none" fo:font-style="italic" style:text-underline-style="solid" style:text-underline-width="auto" style:text-underline-color="font-color" fo:font-weight="normal" officeooo:rsid="00edf9fe" fo:background-color="transparent" loext:char-shading-value="0" style:font-style-asian="italic" style:font-weight-asian="normal" style:font-style-complex="italic" style:font-weight-complex="normal"/>
    </style:style>
    <style:style style:name="T31" style:family="text">
      <style:text-properties fo:color="#111111" style:text-line-through-style="none" style:text-line-through-type="none" fo:font-style="italic" style:text-underline-style="solid" style:text-underline-width="auto" style:text-underline-color="font-color" fo:font-weight="normal" officeooo:rsid="00f4936a" fo:background-color="transparent" loext:char-shading-value="0" style:font-style-asian="italic" style:font-weight-asian="normal" style:font-style-complex="italic" style:font-weight-complex="normal"/>
    </style:style>
    <style:style style:name="T32" style:family="text">
      <style:text-properties fo:color="#111111" style:text-line-through-style="none" style:text-line-through-type="none" fo:font-style="italic" style:text-underline-style="none" fo:font-weight="normal" fo:background-color="transparent" loext:char-shading-value="0" style:font-style-asian="italic" style:font-weight-asian="normal" style:font-style-complex="italic" style:font-weight-complex="normal"/>
    </style:style>
    <style:style style:name="T33" style:family="text">
      <style:text-properties fo:color="#111111" style:text-line-through-style="none" style:text-line-through-type="none" fo:font-style="italic" style:text-underline-style="none" fo:font-weight="normal" officeooo:rsid="00edf9fe" fo:background-color="transparent" loext:char-shading-value="0" style:font-style-asian="italic" style:font-weight-asian="normal" style:font-style-complex="italic" style:font-weight-complex="normal"/>
    </style:style>
    <style:style style:name="T34" style:family="text">
      <style:text-properties fo:color="#111111" style:text-line-through-style="none" style:text-line-through-type="none" fo:font-style="italic" style:text-underline-style="none" fo:font-weight="normal" officeooo:rsid="00f02c03" fo:background-color="transparent" loext:char-shading-value="0" style:font-style-asian="italic" style:font-weight-asian="normal" style:font-style-complex="italic" style:font-weight-complex="normal"/>
    </style:style>
    <style:style style:name="T35" style:family="text">
      <style:text-properties fo:color="#111111" style:text-line-through-style="none" style:text-line-through-type="none" fo:font-style="italic" style:text-underline-style="none" fo:font-weight="normal" officeooo:rsid="00f1f208" fo:background-color="transparent" loext:char-shading-value="0" style:font-style-asian="italic" style:font-weight-asian="normal" style:font-style-complex="italic" style:font-weight-complex="normal"/>
    </style:style>
    <style:style style:name="T36" style:family="text">
      <style:text-properties fo:color="#111111" style:text-line-through-style="none" style:text-line-through-type="none" fo:font-style="italic" style:text-underline-style="none" fo:font-weight="normal" officeooo:rsid="00f26a32" fo:background-color="transparent" loext:char-shading-value="0" style:font-style-asian="italic" style:font-weight-asian="normal" style:font-style-complex="italic" style:font-weight-complex="normal"/>
    </style:style>
    <style:style style:name="T37" style:family="text">
      <style:text-properties fo:color="#111111" style:text-line-through-style="none" style:text-line-through-type="none" fo:font-style="italic" style:text-underline-style="none" fo:font-weight="normal" officeooo:rsid="00f4045d" fo:background-color="transparent" loext:char-shading-value="0" style:font-style-asian="italic" style:font-weight-asian="normal" style:font-style-complex="italic" style:font-weight-complex="normal"/>
    </style:style>
    <style:style style:name="T38" style:family="text">
      <style:text-properties fo:color="#111111" style:text-line-through-style="none" style:text-line-through-type="none" fo:font-style="italic" style:text-underline-style="none" fo:font-weight="normal" officeooo:rsid="00eefbb3" fo:background-color="transparent" loext:char-shading-value="0" style:font-style-asian="italic" style:font-weight-asian="normal" style:font-style-complex="italic" style:font-weight-complex="normal"/>
    </style:style>
    <style:style style:name="T39" style:family="text">
      <style:text-properties fo:color="#111111" style:text-line-through-style="none" style:text-line-through-type="none" fo:font-style="italic" style:text-underline-style="none" fo:font-weight="normal" officeooo:rsid="00f4936a" fo:background-color="transparent" loext:char-shading-value="0" style:font-style-asian="italic" style:font-weight-asian="normal" style:font-style-complex="italic" style:font-weight-complex="normal"/>
    </style:style>
    <style:style style:name="T40" style:family="text">
      <style:text-properties fo:color="#111111" style:text-line-through-style="none" style:text-line-through-type="none" fo:font-style="italic" style:text-underline-style="none" fo:font-weight="normal" officeooo:rsid="00f65075" fo:background-color="transparent" loext:char-shading-value="0" style:font-style-asian="italic" style:font-weight-asian="normal" style:font-style-complex="italic" style:font-weight-complex="normal"/>
    </style:style>
    <style:style style:name="T41" style:family="text">
      <style:text-properties fo:color="#111111" style:text-line-through-style="none" style:text-line-through-type="none" fo:font-style="italic" style:text-underline-style="none" fo:font-weight="normal" officeooo:rsid="00f7b2da" fo:background-color="transparent" loext:char-shading-value="0" style:font-style-asian="italic" style:font-weight-asian="normal" style:font-style-complex="italic" style:font-weight-complex="normal"/>
    </style:style>
    <style:style style:name="T42" style:family="text">
      <style:text-properties fo:color="#111111" style:text-line-through-style="none" style:text-line-through-type="none" fo:font-style="italic" style:text-underline-style="none" fo:font-weight="normal" officeooo:rsid="00f905f9" fo:background-color="transparent" loext:char-shading-value="0" style:font-style-asian="italic" style:font-weight-asian="normal" style:font-style-complex="italic" style:font-weight-complex="normal"/>
    </style:style>
    <style:style style:name="T43" style:family="text">
      <style:text-properties fo:color="#111111" style:text-line-through-style="none" style:text-line-through-type="none" fo:font-style="italic" style:text-underline-style="none" fo:font-weight="normal" officeooo:rsid="00f9a9ac" fo:background-color="transparent" loext:char-shading-value="0" style:font-style-asian="italic" style:font-weight-asian="normal" style:font-style-complex="italic" style:font-weight-complex="normal"/>
    </style:style>
    <style:style style:name="T44" style:family="text">
      <style:text-properties fo:color="#111111" style:text-line-through-style="none" style:text-line-through-type="none" fo:font-style="italic" style:text-underline-style="none" fo:font-weight="normal" officeooo:rsid="00fef044" fo:background-color="transparent" loext:char-shading-value="0" style:font-style-asian="italic" style:font-weight-asian="normal" style:font-style-complex="italic" style:font-weight-complex="normal"/>
    </style:style>
    <style:style style:name="T45" style:family="text">
      <style:text-properties fo:color="#111111" style:text-line-through-style="none" style:text-line-through-type="none" fo:font-style="italic" style:text-underline-style="none" fo:font-weight="normal" officeooo:rsid="00ff317e" fo:background-color="transparent" loext:char-shading-value="0" style:font-style-asian="italic" style:font-weight-asian="normal" style:font-style-complex="italic" style:font-weight-complex="normal"/>
    </style:style>
    <style:style style:name="T46" style:family="text">
      <style:text-properties fo:color="#111111" style:text-line-through-style="none" style:text-line-through-type="none" fo:font-style="italic" style:text-underline-style="none" fo:font-weight="bold" officeooo:rsid="00eefbb3" fo:background-color="transparent" loext:char-shading-value="0" style:font-style-asian="italic" style:font-weight-asian="bold" style:font-style-complex="italic" style:font-weight-complex="bold"/>
    </style:style>
    <style:style style:name="T47" style:family="text">
      <style:text-properties fo:color="#111111" style:text-line-through-style="none" style:text-line-through-type="none" fo:font-weight="normal" officeooo:rsid="00fb7001" fo:background-color="transparent" loext:char-shading-value="0" style:font-weight-asian="normal" style:font-weight-complex="normal"/>
    </style:style>
    <style:style style:name="T48" style:family="text">
      <style:text-properties fo:color="#111111" style:text-line-through-style="none" style:text-line-through-type="none" fo:font-weight="normal" officeooo:rsid="00fd8eb4" fo:background-color="transparent" loext:char-shading-value="0" style:font-weight-asian="normal" style:font-weight-complex="normal"/>
    </style:style>
    <style:style style:name="T49" style:family="text">
      <style:text-properties fo:color="#111111" style:text-line-through-style="none" style:text-line-through-type="none" style:font-name="Droid Sans Mono" fo:font-size="10.5pt" style:text-underline-style="none" fo:font-weight="normal" officeooo:rsid="00e0a576" fo:background-color="transparent" loext:char-shading-value="0" style:font-weight-asian="normal" style:font-weight-complex="normal"/>
    </style:style>
    <style:style style:name="T50" style:family="text">
      <style:text-properties fo:color="#111111" style:text-line-through-style="none" style:text-line-through-type="none" style:font-name="Droid Sans Mono" fo:font-size="10.5pt" style:text-underline-style="none" fo:font-weight="normal" officeooo:rsid="013a932b" fo:background-color="transparent" loext:char-shading-value="0" style:font-weight-asian="normal" style:font-weight-complex="normal"/>
    </style:style>
    <style:style style:name="T51" style:family="text">
      <style:text-properties fo:color="#111111" style:text-line-through-style="none" style:text-line-through-type="none" fo:font-style="normal" style:text-underline-style="none" fo:font-weight="normal" fo:background-color="transparent" loext:char-shading-value="0" style:font-style-asian="normal" style:font-weight-asian="normal" style:font-style-complex="normal" style:font-weight-complex="normal"/>
    </style:style>
    <style:style style:name="T52" style:family="text">
      <style:text-properties fo:color="#111111" style:text-line-through-style="none" style:text-line-through-type="none" fo:font-style="normal" style:text-underline-style="none" fo:font-weight="normal" officeooo:rsid="0135a7dc" fo:background-color="transparent" loext:char-shading-value="0" style:font-style-asian="normal" style:font-weight-asian="normal" style:font-style-complex="normal" style:font-weight-complex="normal"/>
    </style:style>
    <style:style style:name="T53" style:family="text">
      <style:text-properties fo:color="#111111" style:text-line-through-style="none" style:text-line-through-type="none" fo:font-style="normal" style:text-underline-style="none" fo:font-weight="normal" officeooo:rsid="013c7042" fo:background-color="transparent" loext:char-shading-value="0" style:font-style-asian="normal" style:font-weight-asian="normal" style:font-style-complex="normal" style:font-weight-complex="normal"/>
    </style:style>
    <style:style style:name="T54" style:family="text">
      <style:text-properties fo:color="#111111" style:text-line-through-style="none" style:text-line-through-type="none" fo:font-style="normal" style:text-underline-style="none" fo:font-weight="normal" officeooo:rsid="013d5fa0" fo:background-color="transparent" loext:char-shading-value="0" style:font-style-asian="normal" style:font-weight-asian="normal" style:font-style-complex="normal" style:font-weight-complex="normal"/>
    </style:style>
    <style:style style:name="T55" style:family="text">
      <style:text-properties fo:color="#111111" style:text-line-through-style="none" style:text-line-through-type="none" fo:font-style="normal" style:text-underline-style="none" fo:font-weight="normal" officeooo:rsid="013dbaad" fo:background-color="transparent" loext:char-shading-value="0" style:font-style-asian="normal" style:font-weight-asian="normal" style:font-style-complex="normal" style:font-weight-complex="normal"/>
    </style:style>
    <style:style style:name="T56" style:family="text">
      <style:text-properties fo:color="#111111" style:text-line-through-style="none" style:text-line-through-type="none" fo:font-style="normal" style:text-underline-style="none" fo:font-weight="normal" officeooo:rsid="00eab2ab" fo:background-color="transparent" loext:char-shading-value="0" style:font-style-asian="normal" style:font-weight-asian="normal" style:font-style-complex="normal" style:font-weight-complex="normal"/>
    </style:style>
    <style:style style:name="T57" style:family="text">
      <style:text-properties fo:color="#111111" style:text-line-through-style="none" style:text-line-through-type="none" fo:font-style="normal" style:text-underline-style="none" fo:font-weight="normal" officeooo:rsid="01475c9e" fo:background-color="transparent" loext:char-shading-value="0" style:font-style-asian="normal" style:font-weight-asian="normal" style:font-style-complex="normal" style:font-weight-complex="normal"/>
    </style:style>
    <style:style style:name="T58" style:family="text">
      <style:text-properties fo:font-weight="bold" style:font-weight-asian="bold" style:font-weight-complex="bold"/>
    </style:style>
    <style:style style:name="T59" style:family="text">
      <style:text-properties fo:font-weight="bold" officeooo:rsid="00431d80" style:font-weight-asian="bold" style:font-weight-complex="bold"/>
    </style:style>
    <style:style style:name="T60" style:family="text">
      <style:text-properties fo:font-weight="bold" officeooo:rsid="0044c850" style:font-weight-asian="bold" style:font-weight-complex="bold"/>
    </style:style>
    <style:style style:name="T61" style:family="text">
      <style:text-properties fo:font-weight="bold" officeooo:rsid="00eefbb3" style:font-weight-asian="bold" style:font-weight-complex="bold"/>
    </style:style>
    <style:style style:name="T62" style:family="text">
      <style:text-properties officeooo:rsid="002ce59b"/>
    </style:style>
    <style:style style:name="T63" style:family="text">
      <style:text-properties officeooo:rsid="0034d81f"/>
    </style:style>
    <style:style style:name="T64" style:family="text">
      <style:text-properties officeooo:rsid="0044c850"/>
    </style:style>
    <style:style style:name="T65" style:family="text">
      <style:text-properties officeooo:rsid="004d1650"/>
    </style:style>
    <style:style style:name="T66" style:family="text">
      <style:text-properties officeooo:rsid="00570b20"/>
    </style:style>
    <style:style style:name="T67" style:family="text">
      <style:text-properties style:font-name="Liberation Mono" fo:font-size="10pt" officeooo:rsid="006016db" style:font-name-asian="Noto Sans Mono CJK SC" style:font-size-asian="10pt" style:font-name-complex="Liberation Mono" style:font-size-complex="10pt"/>
    </style:style>
    <style:style style:name="T68" style:family="text">
      <style:text-properties officeooo:rsid="006228a1"/>
    </style:style>
    <style:style style:name="T69" style:family="text">
      <style:text-properties style:text-line-through-style="none" style:text-line-through-type="none" style:text-underline-style="none" fo:font-weight="normal" officeooo:rsid="00d7aacc" style:font-weight-asian="normal" style:font-weight-complex="normal"/>
    </style:style>
    <style:style style:name="T70" style:family="text">
      <style:text-properties style:text-line-through-style="none" style:text-line-through-type="none" style:text-underline-style="none" fo:font-weight="normal" officeooo:rsid="00da0447" style:font-weight-asian="normal" style:font-weight-complex="normal"/>
    </style:style>
    <style:style style:name="T71" style:family="text">
      <style:text-properties style:text-line-through-style="none" style:text-line-through-type="none" style:text-underline-style="none" fo:font-weight="normal" officeooo:rsid="00be1448" style:font-weight-asian="normal" style:font-weight-complex="normal"/>
    </style:style>
    <style:style style:name="T72" style:family="text">
      <style:text-properties fo:font-style="italic" style:text-underline-style="solid" style:text-underline-width="auto" style:text-underline-color="font-color" officeooo:rsid="00cf9cc8"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officeooo:rsid="00edf9fe" style:font-style-asian="italic" style:font-style-complex="italic"/>
    </style:style>
    <style:style style:name="T75" style:family="text">
      <style:text-properties fo:font-style="italic" officeooo:rsid="00f02c03" style:font-style-asian="italic" style:font-style-complex="italic"/>
    </style:style>
    <style:style style:name="T76" style:family="text">
      <style:text-properties fo:font-style="italic" officeooo:rsid="00f26a32" style:font-style-asian="italic" style:font-style-complex="italic"/>
    </style:style>
    <style:style style:name="T77" style:family="text">
      <style:text-properties fo:font-style="italic" officeooo:rsid="00fc13e7" style:font-style-asian="italic" style:font-style-complex="italic"/>
    </style:style>
    <style:style style:name="T78" style:family="text">
      <style:text-properties fo:font-style="italic" officeooo:rsid="01439b5f" style:font-style-asian="italic" style:font-style-complex="italic"/>
    </style:style>
    <style:style style:name="T79" style:family="text">
      <style:text-properties fo:font-style="italic" officeooo:rsid="01449c73" style:font-style-asian="italic" style:font-style-complex="italic"/>
    </style:style>
    <style:style style:name="T80" style:family="text">
      <style:text-properties style:text-underline-style="solid" style:text-underline-width="auto" style:text-underline-color="font-color" officeooo:rsid="00cf9cc8"/>
    </style:style>
    <style:style style:name="T81" style:family="text">
      <style:text-properties style:text-underline-style="solid" style:text-underline-width="auto" style:text-underline-color="font-color" officeooo:rsid="00d7aacc"/>
    </style:style>
    <style:style style:name="T82" style:family="text">
      <style:text-properties style:text-underline-style="solid" style:text-underline-width="auto" style:text-underline-color="font-color" officeooo:rsid="01137ba3"/>
    </style:style>
    <style:style style:name="T83" style:family="text">
      <style:text-properties officeooo:rsid="00bf0e56"/>
    </style:style>
    <style:style style:name="T84" style:family="text">
      <style:text-properties officeooo:rsid="00cf69bb"/>
    </style:style>
    <style:style style:name="T85" style:family="text">
      <style:text-properties officeooo:rsid="00d1efb4"/>
    </style:style>
    <style:style style:name="T86" style:family="text">
      <style:text-properties officeooo:rsid="00d464af"/>
    </style:style>
    <style:style style:name="T87" style:family="text">
      <style:text-properties officeooo:rsid="00cf9cc8"/>
    </style:style>
    <style:style style:name="T88" style:family="text">
      <style:text-properties officeooo:rsid="00d7aacc"/>
    </style:style>
    <style:style style:name="T89" style:family="text">
      <style:text-properties officeooo:rsid="00db2a51"/>
    </style:style>
    <style:style style:name="T90" style:family="text">
      <style:text-properties officeooo:rsid="00db8705"/>
    </style:style>
    <style:style style:name="T91" style:family="text">
      <style:text-properties officeooo:rsid="00dec9fd"/>
    </style:style>
    <style:style style:name="T92" style:family="text">
      <style:text-properties officeooo:rsid="00e37393"/>
    </style:style>
    <style:style style:name="T93" style:family="text">
      <style:text-properties officeooo:rsid="00e4c52b"/>
    </style:style>
    <style:style style:name="T94" style:family="text">
      <style:text-properties officeooo:rsid="00e5cbd7"/>
    </style:style>
    <style:style style:name="T95" style:family="text">
      <style:text-properties officeooo:rsid="00e6fdef"/>
    </style:style>
    <style:style style:name="T96" style:family="text">
      <style:text-properties officeooo:rsid="00edf02a"/>
    </style:style>
    <style:style style:name="T97" style:family="text">
      <style:text-properties officeooo:rsid="00edf9fe"/>
    </style:style>
    <style:style style:name="T98" style:family="text">
      <style:text-properties officeooo:rsid="00eefbb3"/>
    </style:style>
    <style:style style:name="T99" style:family="text">
      <style:text-properties fo:font-weight="normal" style:font-weight-asian="normal" style:font-weight-complex="normal"/>
    </style:style>
    <style:style style:name="T100" style:family="text">
      <style:text-properties fo:font-weight="normal" officeooo:rsid="00fd8eb4" style:font-weight-asian="normal" style:font-weight-complex="normal"/>
    </style:style>
    <style:style style:name="T101" style:family="text">
      <style:text-properties officeooo:rsid="00f26a32"/>
    </style:style>
    <style:style style:name="T102" style:family="text">
      <style:text-properties officeooo:rsid="00f4936a"/>
    </style:style>
    <style:style style:name="T103" style:family="text">
      <style:text-properties officeooo:rsid="00fc13e7"/>
    </style:style>
    <style:style style:name="T104" style:family="text">
      <style:text-properties officeooo:rsid="00fd8eb4"/>
    </style:style>
    <style:style style:name="T105" style:family="text">
      <style:text-properties fo:font-style="normal" style:text-underline-style="none" style:font-style-asian="normal" style:font-style-complex="normal"/>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0d464af" style:font-style-asian="normal" style:font-weight-asian="normal" style:font-style-complex="normal" style:font-weight-complex="normal"/>
    </style:style>
    <style:style style:name="T108" style:family="text">
      <style:text-properties fo:font-style="normal" fo:font-weight="normal" officeooo:rsid="00cf9cc8" style:font-style-asian="normal" style:font-weight-asian="normal" style:font-style-complex="normal" style:font-weight-complex="normal"/>
    </style:style>
    <style:style style:name="T10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0" style:family="text">
      <style:text-properties fo:font-style="normal" style:text-underline-style="solid" style:text-underline-width="auto" style:text-underline-color="font-color" fo:font-weight="normal" officeooo:rsid="00cf9cc8" style:font-style-asian="normal" style:font-weight-asian="normal" style:font-style-complex="normal" style:font-weight-complex="normal"/>
    </style:style>
    <style:style style:name="T111" style:family="text">
      <style:text-properties officeooo:rsid="00fef044"/>
    </style:style>
    <style:style style:name="T112" style:family="text">
      <style:text-properties style:text-underline-style="none"/>
    </style:style>
    <style:style style:name="T113" style:family="text">
      <style:text-properties officeooo:rsid="0105d73f"/>
    </style:style>
    <style:style style:name="T114" style:family="text">
      <style:text-properties officeooo:rsid="01106312"/>
    </style:style>
    <style:style style:name="T115" style:family="text">
      <style:text-properties fo:font-variant="normal" fo:text-transform="none" style:font-name="apple-system" fo:font-size="11pt" fo:letter-spacing="normal" style:font-size-asian="11pt" style:font-size-complex="11pt"/>
    </style:style>
    <style:style style:name="T116" style:family="text">
      <style:text-properties officeooo:rsid="01205e13"/>
    </style:style>
    <style:style style:name="T117" style:family="text">
      <style:text-properties officeooo:rsid="012250b5"/>
    </style:style>
    <style:style style:name="T118" style:family="text">
      <style:text-properties officeooo:rsid="012dbbbd"/>
    </style:style>
    <style:style style:name="T119" style:family="text">
      <style:text-properties officeooo:rsid="0135cd1f"/>
    </style:style>
    <style:style style:name="T120" style:family="text">
      <style:text-properties officeooo:rsid="01388c12"/>
    </style:style>
    <style:style style:name="T121" style:family="text">
      <style:text-properties fo:color="#000000"/>
    </style:style>
    <style:style style:name="T122" style:family="text">
      <style:text-properties officeooo:rsid="013b5700"/>
    </style:style>
    <style:style style:name="T123" style:family="text">
      <style:text-properties officeooo:rsid="0135a7dc"/>
    </style:style>
    <style:style style:name="T124" style:family="text">
      <style:text-properties officeooo:rsid="01439b5f"/>
    </style:style>
    <style:style style:name="T125" style:family="text">
      <style:text-properties fo:color="#00a933" style:text-line-through-style="none" style:text-line-through-type="none" fo:font-style="italic" style:text-underline-style="none" officeooo:rsid="00d7aacc" fo:background-color="transparent" loext:char-shading-value="0" style:font-style-asian="italic" style:font-style-complex="italic"/>
    </style:style>
    <style:style style:name="T126" style:family="text">
      <style:text-properties fo:color="#00a933" style:text-line-through-style="none" style:text-line-through-type="none" fo:font-style="italic" style:text-underline-style="none" officeooo:rsid="00ea36fe" fo:background-color="transparent" loext:char-shading-value="0" style:font-style-asian="italic" style:font-style-complex="italic"/>
    </style:style>
    <style:style style:name="T127" style:family="text">
      <style:text-properties fo:color="#00a933" style:text-line-through-style="none" style:text-line-through-type="none" fo:font-style="italic" style:text-underline-style="none" officeooo:rsid="014790a0" fo:background-color="transparent" loext:char-shading-value="0" style:font-style-asian="italic" style:font-style-complex="italic"/>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ource_20_Text"><text:span text:style-name="T1">housebear@yoga-thinkpad:~/_ws_moveit2$ ros2 node list</text:span></text:span></text:p>
      <text:p text:style-name="Text_20_body"><text:span text:style-name="Source_20_Text"><text:span text:style-name="T1">WARNING: Be aware that are nodes in the graph that share an exact name, this can have unintended side effects.</text:span></text:span></text:p>
      <text:p text:style-name="Text_20_body"><text:span text:style-name="Source_20_Text"><text:span text:style-name="T1">/armed_robots_abb</text:span></text:span></text:p>
      <text:p text:style-name="Text_20_body"><text:span text:style-name="Source_20_Text"><text:span text:style-name="T1">/webots_driver</text:span></text:span></text:p>
      <text:p text:style-name="Text_20_body"><text:span text:style-name="Source_20_Text"><text:span text:style-name="T1">/webots_driver</text:span></text:span></text:p>
      <text:p text:style-name="Text_20_body"><text:span text:style-name="Source_20_Text"><text:span text:style-name="T1">housebear@yoga-thinkpad:~/_ws_moveit2$ ros2 action list</text:span></text:span></text:p>
      <text:p text:style-name="Text_20_body"><text:span text:style-name="Source_20_Text"><text:span text:style-name="T1">/abb/follow_joint_trajectory</text:span></text:span></text:p>
      <text:p text:style-name="Text_20_body"><text:span text:style-name="Source_20_Text"><text:span text:style-name="T1">/ur/follow_joint_trajectory</text:span></text:span></text:p>
      <text:p text:style-name="Text_20_body"><text:span text:style-name="Source_20_Text"><text:span text:style-name="T1">housebear@yoga-thinkpad:~/_ws_moveit2$ ros2 service list</text:span></text:span></text:p>
      <text:p text:style-name="Text_20_body"><text:span text:style-name="Source_20_Text"><text:span text:style-name="T1">/add_two_ints</text:span></text:span></text:p>
      <text:p text:style-name="Text_20_body"><text:span text:style-name="Source_20_Text"><text:span text:style-name="T1">/armed_robots_abb/describe_parameters</text:span></text:span></text:p>
      <text:p text:style-name="Text_20_body"><text:span text:style-name="Source_20_Text"><text:span text:style-name="T1">/armed_robots_abb/get_parameter_types</text:span></text:span></text:p>
      <text:p text:style-name="Text_20_body"><text:span text:style-name="Source_20_Text"><text:span text:style-name="T1">/armed_robots_abb/get_parameters</text:span></text:span></text:p>
      <text:p text:style-name="Text_20_body"><text:span text:style-name="Source_20_Text"><text:span text:style-name="T1">/armed_robots_abb/list_parameters</text:span></text:span></text:p>
      <text:p text:style-name="Text_20_body"><text:span text:style-name="Source_20_Text"><text:span text:style-name="T1">/armed_robots_abb/set_parameters</text:span></text:span></text:p>
      <text:p text:style-name="Text_20_body"><text:span text:style-name="Source_20_Text"><text:span text:style-name="T1">/armed_robots_abb/set_parameters_atomically</text:span></text:span></text:p>
      <text:p text:style-name="Text_20_body"><text:span text:style-name="Source_20_Text"><text:span text:style-name="T1">/robot_state_publisher/set_parameters</text:span></text:span></text:p>
      <text:p text:style-name="Text_20_body"><text:span text:style-name="Source_20_Text"><text:span text:style-name="T1">/step</text:span></text:span></text:p>
      <text:p text:style-name="Text_20_body"><text:span text:style-name="Source_20_Text"><text:span text:style-name="T1">/webots_driver/describe_parameters</text:span></text:span></text:p>
      <text:p text:style-name="Text_20_body"><text:span text:style-name="Source_20_Text"><text:span text:style-name="T1">/webots_driver/get_parameter_types</text:span></text:span></text:p>
      <text:p text:style-name="Text_20_body"><text:span text:style-name="Source_20_Text"><text:span text:style-name="T1">/webots_driver/get_parameters</text:span></text:span></text:p>
      <text:p text:style-name="Text_20_body"><text:span text:style-name="Source_20_Text"><text:span text:style-name="T1">/webots_driver/list_parameters</text:span></text:span></text:p>
      <text:p text:style-name="Text_20_body"><text:span text:style-name="Source_20_Text"><text:span text:style-name="T1">/webots_driver/set_parameters</text:span></text:span></text:p>
      <text:p text:style-name="Text_20_body"><text:span text:style-name="Source_20_Text"><text:span text:style-name="T1">/webots_driver/set_parameters_atomically</text:span></text:span></text:p>
      <text:p text:style-name="Text_20_body"><text:span text:style-name="Source_20_Text"><text:span text:style-name="T1"/></text:span></text:p>
      <text:p text:style-name="Text_20_body"><text:span text:style-name="Source_20_Text"><text:span text:style-name="T1">housebear@yoga-thinkpad:~/_ws_moveit2$ ros2 topic list</text:span></text:span></text:p>
      <text:p text:style-name="Text_20_body"><text:span text:style-name="Source_20_Text"><text:span text:style-name="T1">/clock</text:span></text:span></text:p>
      <text:p text:style-name="Text_20_body"><text:span text:style-name="Source_20_Text"><text:span text:style-name="T1">/joint_states</text:span></text:span></text:p>
      <text:p text:style-name="Text_20_body"><text:span text:style-name="Source_20_Text"><text:span text:style-name="T1">/parameter_events</text:span></text:span></text:p>
      <text:p text:style-name="Text_20_body"><text:span text:style-name="Source_20_Text"><text:span text:style-name="T1">/rosout</text:span></text:span></text:p>
      <text:p text:style-name="Text_20_body"><text:span text:style-name="Source_20_Text"><text:span text:style-name="T1"/></text:span></text:p>
      <text:p text:style-name="Text_20_body"><text:soft-page-break/><text:span text:style-name="Source_20_Text"><text:span text:style-name="T1"/></text:span></text:p>
      <text:p text:style-name="Text_20_body"><text:a xlink:type="simple" xlink:href="https://cyberbotics.com/doc/reference/robot" text:style-name="Internet_20_link" text:visited-style-name="Visited_20_Internet_20_Link"><text:span text:style-name="Source_20_Text"><text:span text:style-name="T1"/></text:span></text:a></text:p>
      <text:p text:style-name="Text_20_body"><text:a xlink:type="simple" xlink:href="https://cyberbotics.com/doc/reference/robot" text:style-name="Internet_20_link" text:visited-style-name="Visited_20_Internet_20_Link"><text:span text:style-name="Source_20_Text"><text:span text:style-name="T1">https://cyberbotics.com/doc/reference/robot</text:span></text:span></text:a></text:p>
      <text:p text:style-name="Text_20_body"><text:a xlink:type="simple" xlink:href="https://cyberbotics.com/doc/guide/starting-webots#on-linux-and-macos" text:style-name="Internet_20_link" text:visited-style-name="Visited_20_Internet_20_Link"><text:span text:style-name="Source_20_Text"><text:span text:style-name="T1">https://cyberbotics.com/doc/guide/starting-webots#on-linux-and-macos</text:span></text:span></text:a></text:p>
      <text:p text:style-name="Text_20_body"><text:span text:style-name="Source_20_Text"><text:span text:style-name="T1"/></text:span></text:p>
      <text:list xml:id="list3766821506" text:style-name="L1">
        <text:list-item>
          <text:p text:style-name="P177"><text:span text:style-name="Source_20_Text"><text:span text:style-name="T1">selfCollision</text:span></text:span><text:span text:style-name="T1">: setting this field to TRUE will enable the detection of collisions within the robot and apply the corresponding contact forces, so that the robot limbs cannot cross each other (provided that they have a </text:span><text:a xlink:type="simple" xlink:href="https://cyberbotics.com/doc/reference/physics" text:style-name="Internet_20_link" text:visited-style-name="Visited_20_Internet_20_Link">Physics</text:a><text:span text:style-name="T1"> node). This is useful for complex articulated robots for which the controller doesn't prevent inner collisions. Enabling self collision is, however, likely to decrease the simulation speed, as more collisions will be generated during the simulation. Note that only collisions between non-consecutive solids will be detected. For consecutive solids, e.g., two solids attached to each other with a joint, no collision detection is performed, even if the self collision is enabled. The reason is that this type of collision detection is usually not wanted by the user, because a very accurate design of the bounding objects of the solids would be required. To prevent two consecutive solid nodes from penetrating each other, the </text:span><text:span text:style-name="Source_20_Text"><text:span text:style-name="T1">minStop</text:span></text:span><text:span text:style-name="T1"> and </text:span><text:span text:style-name="Source_20_Text"><text:span text:style-name="T1">maxStop</text:span></text:span><text:span text:style-name="T1"> fields of the corresponding joint node should be adjusted accordingly. Here is an example of a robot leg with self collision enabled:</text:span></text:p>
        </text:list-item>
      </text:list>
      <text:p text:style-name="Preformatted_20_Text"><text:span text:style-name="Source_20_Text"><text:span text:style-name="T1">Thigh (solid)</text:span></text:span></text:p>
      <text:p text:style-name="Preformatted_20_Text"><text:span text:style-name="Source_20_Text"><text:span text:style-name="T1"><text:s text:c="2"/>|</text:span></text:span></text:p>
      <text:p text:style-name="Preformatted_20_Text"><text:span text:style-name="Source_20_Text"><text:span text:style-name="T1">Knee (joint)</text:span></text:span></text:p>
      <text:p text:style-name="Preformatted_20_Text"><text:span text:style-name="Source_20_Text"><text:span text:style-name="T1"><text:s text:c="2"/>|</text:span></text:span></text:p>
      <text:p text:style-name="Preformatted_20_Text"><text:span text:style-name="Source_20_Text"><text:span text:style-name="T1">Leg (solid)</text:span></text:span></text:p>
      <text:p text:style-name="Preformatted_20_Text"><text:span text:style-name="Source_20_Text"><text:span text:style-name="T1"><text:s text:c="2"/>|</text:span></text:span></text:p>
      <text:p text:style-name="Preformatted_20_Text"><text:span text:style-name="Source_20_Text"><text:span text:style-name="T1">Ankle (joint)</text:span></text:span></text:p>
      <text:p text:style-name="Preformatted_20_Text"><text:span text:style-name="Source_20_Text"><text:span text:style-name="T1"><text:s text:c="2"/>|</text:span></text:span></text:p>
      <text:p text:style-name="P1"><text:span text:style-name="Source_20_Text"><text:span text:style-name="T1">Foot (solid)</text:span></text:span></text:p>
      <text:p text:style-name="Text_20_body"><text:span text:style-name="T1">In this example, no collision is detected between the "Thigh" and the "Leg" solids because they are consecutive, e.g., directly joined by the "Knee". In the same way no collision detection takes place between the "Leg" and the "Foot" solids because they are also consecutive, e.g., directly joined by the "Ankle". However, collisions may be detected between the "Thigh" and the "Foot" solids, because they are non-consecutive, e.g., they are attached to each other through an intermediate solid ("Leg"). In such an example, it is probably a good idea to set </text:span><text:span text:style-name="Source_20_Text"><text:span text:style-name="T1">minStop</text:span></text:span><text:span text:style-name="T1"> and </text:span><text:span text:style-name="Source_20_Text"><text:span text:style-name="T1">maxStop</text:span></text:span><text:span text:style-name="T1"> values for the "Knee" and "Ankle" joints.</text:span></text:p>
      <text:list xml:id="list1450060962" text:style-name="L2">
        <text:list-item>
          <text:p text:style-name="P178"><text:span text:style-name="Source_20_Text"><text:span text:style-name="T1">showWindow</text:span></text:span><text:span text:style-name="T1">: defines whether the robot window should be shown at the startup of the controller.</text:span></text:p>
        </text:list-item>
      </text:list>
      <text:list xml:id="list142177980" text:style-name="L3">
        <text:list-item>
          <text:p text:style-name="P179"><text:span text:style-name="Source_20_Text"><text:span text:style-name="T1">window</text:span></text:span><text:span text:style-name="T1">: defines the path of the robot window controller plugin used to display the robot window. If the </text:span><text:span text:style-name="Source_20_Text"><text:span text:style-name="T1">window</text:span></text:span><text:span text:style-name="T1"> field is empty, the default generic robot window is loaded. The search algorithm works as following: Let $(VALUE) be the value of the </text:span><text:span text:style-name="Source_20_Text"><text:span text:style-name="T1">window</text:span></text:span><text:span text:style-name="T1"> field, let $(EXT) be the shared library file extension of the OS (".so", ".dll" or ".dylib"), let $(PREFIX) be the shared library file prefix of the OS ("" on windows and "lib" on other OS), let $</text:span><text:soft-page-break/><text:span text:style-name="T1">(PROJECT) be the current project path, let $(WEBOTS) be the webots installation path, and let $(...) be a recursive search, then the first existing file will be used as absolute path:</text:span></text:p>
        </text:list-item>
      </text:list>
      <text:p text:style-name="P172">$(PROJECT)/plugins/robot_windows/$(VALUE)/$(PREFIX)$(VALUE)$(EXT)</text:p>
      <text:p text:style-name="P172">$(WEBOTS)/resources/$(...)/plugins/robot_windows/$(VALUE)/$(PREFIX)$(VALUE)$(EXT)</text:p>
      <text:list xml:id="list3400320557" text:style-name="L4">
        <text:list-item>
          <text:p text:style-name="P180"><text:span text:style-name="Source_20_Text"><text:span text:style-name="T1">remoteControl</text:span></text:span><text:span text:style-name="T1">: defines the path of the remote-control controller plugin used to remote control the real robot. The search algorithm is identical to the one used for the </text:span><text:span text:style-name="Source_20_Text"><text:span text:style-name="T1">window</text:span></text:span><text:span text:style-name="T1"> field, except that the subdirectory of </text:span><text:span text:style-name="Source_20_Text"><text:span text:style-name="T1">plugins</text:span></text:span><text:span text:style-name="T1"> is </text:span><text:span text:style-name="Source_20_Text"><text:span text:style-name="T1">remote_controls</text:span></text:span><text:span text:style-name="T1"> rather than </text:span><text:span text:style-name="Source_20_Text"><text:span text:style-name="T1">robot_windows</text:span></text:span><text:span text:style-name="T1">.</text:span></text:p>
        </text:list-item>
      </text:list>
      <text:p text:style-name="P172"/>
      <text:p text:style-name="P4">g1 is a space 0; g2 is a space 1 ; WB = g1/g2 0/0; FR = g1/g2 0/0; KB = g1/g2 0/0; Rob = g1/g2 0/0</text:p>
      <text:p text:style-name="P4">g1 is a space 0; g2 is a space 1 ; WB = g1/g2 0/0; FR = g1/g2 0/0; KB = g1/g2 0/0; Rob = g1/g2 0/1</text:p>
      <text:p text:style-name="P4">g1 is a space 1; g2 is a space 0 ; WB = g1/g2 0/0; FR = g1/g2 0/0; KB = g1/g2 0/0; Rob = g1/g2 1/0</text:p>
      <text:p text:style-name="P4">g1 is a space 0; g2 is a space 0 ; WB = g1/g2 0/0; FR = g1/g2 0/1; KB = g1/g2 0/0; Rob = g1/g2 0/0</text:p>
      <text:p text:style-name="P4">g1 is a space 0; g2 is a space 1 ; WB = g1/g2 0/0; FR = g1/g2 0/0; KB = g1/g2 0/0; Rob = g1/g2 0/0</text:p>
      <text:p text:style-name="P4">g1 is a space 0; g2 is a space 1 ; WB = g1/g2 0/0; FR = g1/g2 0/0; KB = g1/g2 0/0; Rob = g1/g2 0/1</text:p>
      <text:p text:style-name="P4">g1 is a space 1; g2 is a space 0 ; WB = g1/g2 0/0; FR = g1/g2 0/0; KB = g1/g2 0/0; Rob = g1/g2 1/0</text:p>
      <text:p text:style-name="P4">g1 is a space 0; g2 is a space 0 ; WB = g1/g2 0/0; FR = g1/g2 0/1; KB = g1/g2 0/0; Rob = g1/g2 0/0</text:p>
      <text:p text:style-name="P4">g1 is a space 0; g2 is a space 1 ; WB = g1/g2 0/0; FR = g1/g2 0/0; KB = g1/g2 0/0; Rob = g1/g2 0/0</text:p>
      <text:p text:style-name="P4">g1 is a space 0; g2 is a space 1 ; WB = g1/g2 0/0; FR = g1/g2 0/0; KB = g1/g2 0/0; Rob = g1/g2 0/1</text:p>
      <text:p text:style-name="P4">g1 is a space 1; g2 is a space 0 ; WB = g1/g2 0/0; FR = g1/g2 0/0; KB = g1/g2 0/0; Rob = g1/g2 1/0</text:p>
      <text:p text:style-name="P4">g1 is a space 0; g2 is a space 0 ; WB = g1/g2 0/0; FR = g1/g2 0/1; KB = g1/g2 0/0; Rob = g1/g2 0/0</text:p>
      <text:p text:style-name="P4">g1 is a space 0; g2 is a space 1 ; WB = g1/g2 0/0; FR = g1/g2 0/0; KB = g1/g2 0/0; Rob = g1/g2 0/0</text:p>
      <text:p text:style-name="P4">g1 is a space 0; g2 is a space 1 ; WB = g1/g2 0/0; FR = g1/g2 0/0; KB = g1/g2 0/0; Rob = g1/g2 0/1</text:p>
      <text:p text:style-name="P4">g1 is a space 1; g2 is a space 0 ; WB = g1/g2 0/0; FR = g1/g2 0/0; KB = g1/g2 0/0; Rob = g1/g2 1/0</text:p>
      <text:p text:style-name="P4">g1 is a space 0; g2 is a space 0 ; WB = g1/g2 0/0; FR = g1/g2 0/1; KB = g1/g2 0/0; Rob = g1/g2 0/0</text:p>
      <text:p text:style-name="P4">g1 is a space 0; g2 is a space 0 ; WB = g1/g2 0/0; FR = g1/g2 0/0; KB = g1/g2 0/0; Rob = g1/g2 0/0</text:p>
      <text:p text:style-name="P4">g1 is a space 0; g2 is a space 0 ; WB = g1/g2 0/0; FR = g1/g2 0/0; KB = g1/g2 0/0; Rob = g1/g2 0/0</text:p>
      <text:p text:style-name="P4">g1 is a space 0; g2 is a space 1 ; WB = g1/g2 0/0; FR = g1/g2 0/0; KB = g1/g2 0/0; Rob = g1/g2 0/0</text:p>
      <text:p text:style-name="P4">g1 is a space 1; g2 is a space 0 ; WB = g1/g2 0/0; FR = g1/g2 0/0; KB = g1/g2 0/0; Rob = g1/g2 0/0</text:p>
      <text:p text:style-name="P4">g1 is a space 0; g2 is a space 0 ; WB = g1/g2 0/0; FR = g1/g2 0/0; KB = g1/g2 0/0; Rob = g1/g2 0/0</text:p>
      <text:p text:style-name="P4">g1 is a space 0; g2 is a space 1 ; WB = g1/g2 0/0; FR = g1/g2 0/0; KB = g1/g2 0/0; Rob = g1/g2 0/0</text:p>
      <text:p text:style-name="P4">g1 is a space 0; g2 is a space 0 ; WB = g1/g2 0/0; FR = g1/g2 0/0; KB = g1/g2 0/0; Rob = g1/g2 0/0</text:p>
      <text:p text:style-name="P4">g1 is a space 0; g2 is a space 1 ; WB = g1/g2 0/0; FR = g1/g2 0/0; KB = g1/g2 0/0; Rob = g1/g2 0/0</text:p>
      <text:p text:style-name="P4">g1 is a space 0; g2 is a space 0 ; WB = g1/g2 0/0; FR = g1/g2 0/0; KB = g1/g2 0/0; Rob = g1/g2 0/0</text:p>
      <text:p text:style-name="P4">g1 is a space 0; g2 is a space 0 ; WB = g1/g2 1/0; FR = g1/g2 0/1; KB = g1/g2 0/0; Rob = g1/g2 0/0</text:p>
      <text:p text:style-name="P4"/>
      <text:p text:style-name="P5">Floor contact WB, 4 wheels</text:p>
      <text:p text:style-name="P5">8 Robots space contact</text:p>
      <text:p text:style-name="P5">8 unknown space conatct</text:p>
      <text:p text:style-name="P5">5 gemos unknown contacts</text:p>
      <text:p text:style-name="P5"/>
      <text:p text:style-name="P6">BoundingObject Finger1 is a group</text:p>
      <text:p text:style-name="P6">BoundingObject Finger2 is a group</text:p>
      <text:p text:style-name="P6"><text:soft-page-break/>Box+Cylinder is a group</text:p>
      <text:p text:style-name="P3"/>
      <text:p text:style-name="P5"/>
      <text:p text:style-name="P5"/>
      <text:p text:style-name="P5"/>
      <text:p text:style-name="P5">g1 is a space 0; g2 is a space 1 ; WB = g1/g2 0/0; FR = g1/g2 0/0; KB = g1/g2 0/0; Rob = g1/g2 0/0</text:p>
      <text:p text:style-name="P5">g1 is a space 0; g2 is a space 1 ; WB = g1/g2 0/0; FR = g1/g2 0/0; KB = g1/g2 0/0; Rob = g1/g2 0/1</text:p>
      <text:p text:style-name="P5">g1 is a space 0; g2 is a space 1 ; WB = g1/g2 0/0; FR = g1/g2 0/0; KB = g1/g2 0/0; Rob = g1/g2 0/1</text:p>
      <text:p text:style-name="P5">g1 is a space 0; g2 is a space 0 ; WB = g1/g2 0/0; FR = g1/g2 0/1; KB = g1/g2 0/0; Rob = g1/g2 0/0</text:p>
      <text:p text:style-name="P5">g1 is a space 0; g2 is a space 1 ; WB = g1/g2 0/0; FR = g1/g2 0/0; KB = g1/g2 0/0; Rob = g1/g2 0/0</text:p>
      <text:p text:style-name="P5">g1 is a space 0; g2 is a space 1 ; WB = g1/g2 0/0; FR = g1/g2 0/0; KB = g1/g2 0/0; Rob = g1/g2 0/1</text:p>
      <text:p text:style-name="P5">g1 is a space 0; g2 is a space 1 ; WB = g1/g2 0/0; FR = g1/g2 0/0; KB = g1/g2 0/0; Rob = g1/g2 0/1</text:p>
      <text:p text:style-name="P5">g1 is a space 0; g2 is a space 0 ; WB = g1/g2 0/0; FR = g1/g2 0/1; KB = g1/g2 0/0; Rob = g1/g2 0/0</text:p>
      <text:p text:style-name="P5">g1 is a space 0; g2 is a space 1 ; WB = g1/g2 0/0; FR = g1/g2 0/0; KB = g1/g2 0/0; Rob = g1/g2 0/0</text:p>
      <text:p text:style-name="P5">g1 is a space 0; g2 is a space 1 ; WB = g1/g2 0/0; FR = g1/g2 0/0; KB = g1/g2 0/0; Rob = g1/g2 0/1</text:p>
      <text:p text:style-name="P5">g1 is a space 0; g2 is a space 1 ; WB = g1/g2 0/0; FR = g1/g2 0/0; KB = g1/g2 0/0; Rob = g1/g2 0/1</text:p>
      <text:p text:style-name="P5">g1 is a space 0; g2 is a space 0 ; WB = g1/g2 0/0; FR = g1/g2 0/1; KB = g1/g2 0/0; Rob = g1/g2 0/0</text:p>
      <text:p text:style-name="P5">g1 is a space 0; g2 is a space 1 ; WB = g1/g2 0/0; FR = g1/g2 0/0; KB = g1/g2 0/0; Rob = g1/g2 0/0</text:p>
      <text:p text:style-name="P5">g1 is a space 0; g2 is a space 1 ; WB = g1/g2 0/0; FR = g1/g2 0/0; KB = g1/g2 0/0; Rob = g1/g2 0/1</text:p>
      <text:p text:style-name="P5">g1 is a space 0; g2 is a space 1 ; WB = g1/g2 0/0; FR = g1/g2 0/0; KB = g1/g2 0/0; Rob = g1/g2 0/1</text:p>
      <text:p text:style-name="P5">g1 is a space 0; g2 is a space 0 ; WB = g1/g2 0/0; FR = g1/g2 0/1; KB = g1/g2 0/0; Rob = g1/g2 0/0</text:p>
      <text:p text:style-name="P5">g1 is a space 1; g2 is a space 0 ; WB = g1/g2 0/0; FR = g1/g2 0/0; KB = g1/g2 0/0; Rob = g1/g2 0/0</text:p>
      <text:p text:style-name="P5">g1 is a space 0; g2 is a space 0 ; WB = g1/g2 0/0; FR = g1/g2 0/0; KB = g1/g2 0/0; Rob = g1/g2 0/0</text:p>
      <text:p text:style-name="P5">g1 is a space 1; g2 is a space 0 ; WB = g1/g2 0/0; FR = g1/g2 0/0; KB = g1/g2 0/0; Rob = g1/g2 0/0</text:p>
      <text:p text:style-name="P5">g1 is a space 0; g2 is a space 0 ; WB = g1/g2 0/0; FR = g1/g2 0/0; KB = g1/g2 0/0; Rob = g1/g2 0/0</text:p>
      <text:p text:style-name="P5">g1 is a space 0; g2 is a space 1 ; WB = g1/g2 0/0; FR = g1/g2 0/0; KB = g1/g2 0/0; Rob = g1/g2 0/0</text:p>
      <text:p text:style-name="P5">g1 is a space 0; g2 is a space 0 ; WB = g1/g2 0/0; FR = g1/g2 0/0; KB = g1/g2 0/0; Rob = g1/g2 0/0</text:p>
      <text:p text:style-name="P5">g1 is a space 1; g2 is a space 0 ; WB = g1/g2 0/0; FR = g1/g2 0/0; KB = g1/g2 0/0; Rob = g1/g2 0/0</text:p>
      <text:p text:style-name="P5">g1 is a space 0; g2 is a space 0 ; WB = g1/g2 0/0; FR = g1/g2 0/0; KB = g1/g2 0/0; Rob = g1/g2 0/0</text:p>
      <text:p text:style-name="P5">g1 is a space 0; g2 is a space 0 ; WB = g1/g2 0/0; FR = g1/g2 0/0; KB = g1/g2 0/0; Rob = g1/g2 0/0</text:p>
      <text:p text:style-name="P5">g1 is a space 0; g2 is a space 0 ; WB = g1/g2 1/0; FR = g1/g2 0/1; KB = g1/g2 0/0; Rob = g1/g2 0/0</text:p>
      <text:p text:style-name="P5"/>
      <text:p text:style-name="P138"><text:s text:c="6"/>dWebotsConsolePrintf("g1 is a space %d; g2 is a space %d ; WB = g1/g2 %d/%d; FR = g1/g2 %d/%d; KB = g1/g2 %d/%d; Rob = g1/g2 %d/%d; WL1 = g1/g2 %d/%d; WL2 <text:s/>= g1/g2 %d/%d; WL3 <text:s/>= g1/g2 %d/%d; WL4 <text:s/>= g1/g2 %d/%d\n", </text:p>
      <text:p text:style-name="P138"><text:s text:c="6"/>dGeomIsSpace(g1), dGeomIsSpace(g2),</text:p>
      <text:p text:style-name="P138"><text:s text:c="6"/>dAreGeomsSame(g1, WB_geom),(dAreGeomsSame(g2, WB_geom)),</text:p>
      <text:p text:style-name="P138"><text:s text:c="6"/>dAreGeomsSame(g1, FR_geom),(dAreGeomsSame(g2, FR_geom)),</text:p>
      <text:p text:style-name="P138"><text:s text:c="6"/>dAreGeomsSame(g1, KB_geom),(dAreGeomsSame(g2,KB_geom)),</text:p>
      <text:p text:style-name="P138"><text:s text:c="6"/>dAreGeomsSame(g1, Rob_geom),(dAreGeomsSame(g2,Rob_geom)),</text:p>
      <text:p text:style-name="P138"><text:s text:c="6"/>dAreGeomsSame(g1, WHEEL1_geom),(dAreGeomsSame(g2,WHEEL1_geom)),</text:p>
      <text:p text:style-name="P138"><text:s text:c="6"/>dAreGeomsSame(g1, WHEEL2_geom),(dAreGeomsSame(g2,WHEEL2_geom)),</text:p>
      <text:p text:style-name="P138"><text:s text:c="6"/>dAreGeomsSame(g1, WHEEL3_geom),(dAreGeomsSame(g2,WHEEL3_geom)),</text:p>
      <text:p text:style-name="P138"><text:s text:c="6"/>dAreGeomsSame(g1, WHEEL4_geom),(dAreGeomsSame(g2,WHEEL4_geom)));</text:p>
      <text:p text:style-name="P138"/>
      <text:p text:style-name="P138"/>
      <text:p text:style-name="P138"/>
      <text:p text:style-name="P138"/>
      <text:p text:style-name="P138"><text:soft-page-break/></text:p>
      <text:p text:style-name="P138"/>
      <text:p text:style-name="P138"/>
      <text:p text:style-name="P138"/>
      <text:p text:style-name="P138"/>
      <text:p text:style-name="P139"/>
      <text:p text:style-name="P139">1. File→Import 3D model. 模型将会以solid节点显示在数结构的最末端</text:p>
      <text:p text:style-name="P139">2. 在该solid下面的boundingObject Mesh中添加Mesh用于作碰撞检测边界（可以是与第一步导入的同一个mesh。也可以是分辨率更低的mesh）；</text:p>
      <text:p text:style-name="P139">3. 添加physics节点</text:p>
      <text:p text:style-name="P138"/>
      <text:p text:style-name="P138"/>
      <text:p text:style-name="P139">建立一个静态基准(STATIC_BASE), 将需要测试的物体加入到该基准下的children中</text:p>
      <text:p text:style-name="P139"/>
      <text:p text:style-name="P139"/>
      <text:p text:style-name="P139"/>
      <text:p text:style-name="P139">/*</text:p>
      <text:p text:style-name="P139"><text:s/>* File:</text:p>
      <text:p text:style-name="P139"><text:s/>* Date:</text:p>
      <text:p text:style-name="P139"><text:s/>* Description:</text:p>
      <text:p text:style-name="P139"><text:s/>* Author:</text:p>
      <text:p text:style-name="P139"><text:s/>* Modifications:</text:p>
      <text:p text:style-name="P139"><text:s/>*/</text:p>
      <text:p text:style-name="P139"/>
      <text:p text:style-name="P139">#include &lt;ode/ode.h&gt;</text:p>
      <text:p text:style-name="P139">#include &lt;plugins/physics.h&gt;</text:p>
      <text:p text:style-name="P139">#include &lt;stdlib.h&gt;</text:p>
      <text:p text:style-name="P139">static pthread_mutex_t mutex; // needed to run with multi-threaded version of ODE</text:p>
      <text:p text:style-name="P139"/>
      <text:p text:style-name="P139">/* The Geoms used in our plugin. */</text:p>
      <text:p text:style-name="P139">static dGeomID robot_geom;</text:p>
      <text:p text:style-name="P139"/>
      <text:p text:style-name="P139">/* The Bodies used in our plugin. */</text:p>
      <text:p text:style-name="P139">static dBodyID robot_body;</text:p>
      <text:p text:style-name="P139">/*</text:p>
      <text:p text:style-name="P139"><text:s/>* Note: This plugin will become operational only after it was compiled and associated with the current world (.wbt).</text:p>
      <text:p text:style-name="P139"><text:s/>* To associate this plugin with the world follow these steps:</text:p>
      <text:p text:style-name="P139"><text:s/>* <text:s/>1. In the Scene Tree, expand the "WorldInfo" node and select its "physics" field</text:p>
      <text:p text:style-name="P139"><text:s/>* <text:s/>2. Then hit the [Select] button at the bottom of the Scene Tree</text:p>
      <text:p text:style-name="P139"><text:s/>* <text:s/>3. In the list choose the name of this plugin (same as this file without the extention)</text:p>
      <text:p text:style-name="P139"><text:s/>* <text:s/>4. Then save the .wbt by hitting the "Save" button in the toolbar of the 3D view</text:p>
      <text:p text:style-name="P139"><text:s/>* <text:s/>5. Then reload the world: the plugin should now load and execute with the current simulation</text:p>
      <text:p text:style-name="P139"><text:s/>*/</text:p>
      <text:p text:style-name="P139"/>
      <text:p text:style-name="P139">void webots_physics_init() {</text:p>
      <text:p text:style-name="P139"><text:s text:c="2"/>pthread_mutex_init(&amp;mutex, NULL);</text:p>
      <text:p text:style-name="P139"><text:s text:c="2"/>robot_geom = dWebotsGetGeomFromDEF("TARGET");</text:p>
      <text:p text:style-name="P139"><text:s text:c="2"/>/*</text:p>
      <text:p text:style-name="P139"><text:s text:c="3"/>* Get ODE object from the .wbt model, e.g.</text:p>
      <text:p text:style-name="P139"><text:s text:c="3"/>* <text:s text:c="2"/>dBodyID body1 = dWebotsGetBodyFromDEF("MY_ROBOT");</text:p>
      <text:p text:style-name="P139"><text:s text:c="3"/>* <text:s text:c="2"/>dBodyID body2 = dWebotsGetBodyFromDEF("MY_SOLID");</text:p>
      <text:p text:style-name="P139"><text:soft-page-break/><text:s text:c="3"/>* <text:s text:c="2"/>dGeomID geom2 = dWebotsGetGeomFromDEF("MY_SOLID");</text:p>
      <text:p text:style-name="P139"><text:s text:c="3"/>* If an object is not found in the .wbt world, the function returns NULL.</text:p>
      <text:p text:style-name="P139"><text:s text:c="3"/>* Your code should correcly handle the NULL cases because otherwise a segmentation fault will crash Webots.</text:p>
      <text:p text:style-name="P139"><text:s text:c="3"/>*</text:p>
      <text:p text:style-name="P139"><text:s text:c="3"/>* This function is also often used to add joints to the simulation, e.g.</text:p>
      <text:p text:style-name="P139"><text:s text:c="3"/>* <text:s text:c="2"/>dWorldID world = dBodyGetWorld(body1);</text:p>
      <text:p text:style-name="P139"><text:s text:c="3"/>* <text:s text:c="2"/>pthread_mutex_lock(&amp;mutex);</text:p>
      <text:p text:style-name="P139"><text:s text:c="3"/>* <text:s text:c="2"/>dJointID joint = dJointCreateBall(world, 0);</text:p>
      <text:p text:style-name="P139"><text:s text:c="3"/>* <text:s text:c="2"/>dJointAttach(joint, body1, body2);</text:p>
      <text:p text:style-name="P139"><text:s text:c="3"/>* <text:s text:c="2"/>pthread_mutex_unlock(&amp;mutex);</text:p>
      <text:p text:style-name="P139"><text:s text:c="3"/>* <text:s text:c="2"/>...</text:p>
      <text:p text:style-name="P139"><text:s text:c="3"/>*/</text:p>
      <text:p text:style-name="P139"><text:s text:c="2"/>if (robot_geom)</text:p>
      <text:p text:style-name="P139"><text:s text:c="4"/>robot_body = dGeomGetBody(dSpaceGetGeom((dSpaceID)robot_geom, 0));</text:p>
      <text:p text:style-name="P139"><text:s text:c="2"/>dWebotsConsolePrintf("Initialization: ROBOT = %p %p\n", robot_geom, robot_body);</text:p>
      <text:p text:style-name="P139"/>
      <text:p text:style-name="P139">}</text:p>
      <text:p text:style-name="P139"/>
      <text:p text:style-name="P139">void webots_physics_step() {</text:p>
      <text:p text:style-name="P139"/>
      <text:p text:style-name="P139"><text:s text:c="2"/>/*</text:p>
      <text:p text:style-name="P139"><text:s text:c="3"/>* Do here what needs to be done at every time step, e.g. add forces to bodies</text:p>
      <text:p text:style-name="P139"><text:s text:c="3"/>* <text:s text:c="2"/>dBodyAddForce(body1, f[0], f[1], f[2]);</text:p>
      <text:p text:style-name="P139"><text:s text:c="3"/>* <text:s text:c="2"/>...</text:p>
      <text:p text:style-name="P139"><text:s text:c="3"/>*/</text:p>
      <text:p text:style-name="P139">}</text:p>
      <text:p text:style-name="P139"/>
      <text:p text:style-name="P139">int webots_physics_collide(dGeomID g1, dGeomID g2) {</text:p>
      <text:p text:style-name="P139"/>
      <text:p text:style-name="P139"><text:s text:c="2"/>if (dAreGeomsSame(g1, robot_geom) || dAreGeomsSame(g2, robot_geom))</text:p>
      <text:p text:style-name="P139"><text:s text:c="2"/>{</text:p>
      <text:p text:style-name="P139"><text:s text:c="2"/></text:p>
      <text:p text:style-name="P139"><text:s text:c="8"/>dWebotsConsolePrintf("@%g s: suzande colide", dWebotsGetTime() / 1000);</text:p>
      <text:p text:style-name="P139"><text:s text:c="2"/></text:p>
      <text:p text:style-name="P139"><text:s text:c="2"/>}</text:p>
      <text:p text:style-name="P139"><text:s text:c="2"/>/*</text:p>
      <text:p text:style-name="P139"><text:s text:c="3"/>* This function needs to be implemented if you want to overide Webots collision detection.</text:p>
      <text:p text:style-name="P139"><text:s text:c="3"/>* It must return 1 if the collision was handled and 0 otherwise.</text:p>
      <text:p text:style-name="P139"><text:s text:c="3"/>* Note that contact joints should be added to the contact_joint_group which can change over the time, e.g.</text:p>
      <text:p text:style-name="P139"><text:s text:c="3"/>* <text:s text:c="2"/>n = dCollide(g1, g2, MAX_CONTACTS, &amp;contact[0].geom, sizeof(dContact));</text:p>
      <text:p text:style-name="P139"><text:s text:c="3"/>* <text:s text:c="2"/>dJointGroupID contact_joint_group = dWebotsGetContactJointGroup();</text:p>
      <text:p text:style-name="P139"><text:s text:c="3"/>* <text:s text:c="2"/>dWorldID world = dBodyGetWorld(body1);</text:p>
      <text:p text:style-name="P139"><text:s text:c="3"/>* <text:s text:c="2"/>...</text:p>
      <text:p text:style-name="P139"><text:s text:c="3"/>* <text:s text:c="2"/>pthread_mutex_lock(&amp;mutex);</text:p>
      <text:p text:style-name="P139"><text:s text:c="3"/>* <text:s text:c="2"/>dJointCreateContact(world, contact_joint_group, &amp;contact[i])</text:p>
      <text:p text:style-name="P139"><text:s text:c="3"/>* <text:s text:c="2"/>dJointAttach(contact_joint, body1, body2);</text:p>
      <text:p text:style-name="P139"><text:s text:c="3"/>* <text:s text:c="2"/>pthread_mutex_unlock(&amp;mutex);</text:p>
      <text:p text:style-name="P139"><text:s text:c="3"/>* <text:s text:c="2"/>...</text:p>
      <text:p text:style-name="P139"><text:s text:c="3"/>*/</text:p>
      <text:p text:style-name="P139"><text:s text:c="2"/>return 0;</text:p>
      <text:p text:style-name="P139"><text:soft-page-break/>}</text:p>
      <text:p text:style-name="P139"/>
      <text:p text:style-name="P139">void webots_physics_cleanup() {</text:p>
      <text:p text:style-name="P139"><text:s text:c="2"/>/*</text:p>
      <text:p text:style-name="P139"><text:s text:c="3"/>* Here you need to free any memory you allocated in above, close files, etc.</text:p>
      <text:p text:style-name="P139"><text:s text:c="3"/>* You do not need to free any ODE object, they will be freed by Webots.</text:p>
      <text:p text:style-name="P139"><text:s text:c="3"/>*/</text:p>
      <text:p text:style-name="P139"><text:s text:c="2"/>pthread_mutex_destroy(&amp;mutex);</text:p>
      <text:p text:style-name="P139">}</text:p>
      <text:p text:style-name="P139"/>
      <text:p text:style-name="P139"/>
      <text:p text:style-name="P139"/>
      <text:p text:style-name="P139"/>
      <text:p text:style-name="P136">/*</text:p>
      <text:p text:style-name="P140">* File:</text:p>
      <text:p text:style-name="P140">* Date:</text:p>
      <text:p text:style-name="P140">* Description:</text:p>
      <text:p text:style-name="P140">* Author:</text:p>
      <text:p text:style-name="P140">* Modifications:</text:p>
      <text:p text:style-name="P140">*/</text:p>
      <text:p text:style-name="P169"/>
      <text:p text:style-name="P140">#include &lt;ode/ode.h&gt;</text:p>
      <text:p text:style-name="P140">#include &lt;plugins/physics.h&gt;</text:p>
      <text:p text:style-name="P169"/>
      <text:p text:style-name="P140">static pthread_mutex_t mutex; // needed to run with multi-threaded version of ODE</text:p>
      <text:p text:style-name="P140">static dGeomID SUZANNE_geom;</text:p>
      <text:p text:style-name="P140">static dGeomID A_geom;</text:p>
      <text:p text:style-name="P140">static dGeomID B_geom;</text:p>
      <text:p text:style-name="P140">static dGeomID C_geom;</text:p>
      <text:p text:style-name="P140">static dGeomID D_geom;</text:p>
      <text:p text:style-name="P140">static dGeomID E_geom;</text:p>
      <text:p text:style-name="P140">static dGeomID F_geom;</text:p>
      <text:p text:style-name="P140">/*</text:p>
      <text:p text:style-name="P140">* Note: This plugin will become operational only after it was compiled and associated with the current world (.wbt).</text:p>
      <text:p text:style-name="P140">* To associate this plugin with the world follow these steps:</text:p>
      <text:p text:style-name="P140">* 1. In the Scene Tree, expand the "WorldInfo" node and select its "physics" field</text:p>
      <text:p text:style-name="P140">* 2. Then hit the [Select] button at the bottom of the Scene Tree</text:p>
      <text:p text:style-name="P140">* 3. In the list choose the name of this plugin (same as this file without the extention)</text:p>
      <text:p text:style-name="P140">* 4. Then save the .wbt by hitting the "Save" button in the toolbar of the 3D view</text:p>
      <text:p text:style-name="P140">* 5. Then reload the world: the plugin should now load and execute with the current simulation</text:p>
      <text:p text:style-name="P140">*///</text:p>
      <text:p text:style-name="P169"/>
      <text:p text:style-name="P140">void webots_physics_init() {</text:p>
      <text:p text:style-name="P140">pthread_mutex_init(&amp;mutex, NULL);</text:p>
      <text:p text:style-name="P140">SUZANNE_geom = dWebotsGetGeomFromDEF("SUZANNE");</text:p>
      <text:p text:style-name="P140">A_geom = dWebotsGetGeomFromDEF("A_LINK");</text:p>
      <text:p text:style-name="P140">B_geom = dWebotsGetGeomFromDEF("B_LINK");</text:p>
      <text:p text:style-name="P140">C_geom = dWebotsGetGeomFromDEF("C_LINK");</text:p>
      <text:p text:style-name="P140">D_geom = dWebotsGetGeomFromDEF("D_LINK");</text:p>
      <text:p text:style-name="P140"><text:soft-page-break/>E_geom = dWebotsGetGeomFromDEF("E_LINK");</text:p>
      <text:p text:style-name="P140">F_geom = dWebotsGetGeomFromDEF("F_LINK");</text:p>
      <text:p text:style-name="P169"/>
      <text:p text:style-name="P140">dWebotsConsolePrintf("IS A SPACE: suzanne/B/C/D/E/F: %d/%d/%d/%d/%d/%d \n", dGeomIsSpace(SUZANNE_geom), dGeomIsSpace(B_geom), dGeomIsSpace(C_geom), dGeomIsSpace(D_geom), dGeomIsSpace(E_geom), dGeomIsSpace(F_geom));</text:p>
      <text:p text:style-name="P169"/>
      <text:p text:style-name="P140">/*</text:p>
      <text:p text:style-name="P140">* Get ODE object from the .wbt model, e.g.</text:p>
      <text:p text:style-name="P140">* dBodyID body1 = dWebotsGetBodyFromDEF("MY_ROBOT");LLL</text:p>
      <text:p text:style-name="P140">* dBodyID body2 = dWebotsGetBodyFromDEF("MY_SOLID");</text:p>
      <text:p text:style-name="P140">* dGeomID geom2 = dWebotsGetGeomFromDEF("MY_SOLID");</text:p>
      <text:p text:style-name="P140">* If an object is not found in the .wbt world, the function returns NULL.</text:p>
      <text:p text:style-name="P140">* Your code should correcly handle the NULL cases because otherwise a segmentation fault will crash Webots.</text:p>
      <text:p text:style-name="P140">*</text:p>
      <text:p text:style-name="P140">* This function is also often used to add joints to the simulation, e.g.</text:p>
      <text:p text:style-name="P140">* dWorldID world = dBodyGetWorld(body1);</text:p>
      <text:p text:style-name="P140">* pthread_mutex_lock(&amp;mutex);</text:p>
      <text:p text:style-name="P140">* dJointID joint = dJointCreateBall(world, 0);</text:p>
      <text:p text:style-name="P140">* dJointAttach(joint, body1, body2);</text:p>
      <text:p text:style-name="P140">* pthread_mutex_unlock(&amp;mutex);;</text:p>
      <text:p text:style-name="P140">* ...</text:p>
      <text:p text:style-name="P140">*/</text:p>
      <text:p text:style-name="P140">}</text:p>
      <text:p text:style-name="P169"/>
      <text:p text:style-name="P140">void webots_physics_step() {</text:p>
      <text:p text:style-name="P140">/*</text:p>
      <text:p text:style-name="P140">* Do here what needs to be done at every time step, e.g. add forces to bodies</text:p>
      <text:p text:style-name="P140">* dBodyAddForce(body1, f[0], f[1], f[2]);</text:p>
      <text:p text:style-name="P140">* ...</text:p>
      <text:p text:style-name="P140">*/</text:p>
      <text:p text:style-name="P140">}</text:p>
      <text:p text:style-name="P169"/>
      <text:p text:style-name="P140">int webots_physics_collide(dGeomID g1, dGeomID g2) {</text:p>
      <text:p text:style-name="P2"/>
      <text:p text:style-name="P140">/* First we check if the collision is involving the FINGER1_geom. */</text:p>
      <text:p text:style-name="P140">if ((dAreGeomsSame(g1, SUZANNE_geom) || dAreGeomsSame(g2, SUZANNE_geom)))</text:p>
      <text:p text:style-name="P140">{</text:p>
      <text:p text:style-name="P169"/>
      <text:p text:style-name="P140">if (((dAreGeomsSame(g1, F_geom) || dAreGeomsSame(g2, F_geom))) ||</text:p>
      <text:p text:style-name="P140">((dAreGeomsSame(g1, E_geom) || dAreGeomsSame(g2, E_geom))) ||</text:p>
      <text:p text:style-name="P140">((dAreGeomsSame(g1, D_geom) || dAreGeomsSame(g2, D_geom))) ||</text:p>
      <text:p text:style-name="P140">((dAreGeomsSame(g1, C_geom) || dAreGeomsSame(g2, C_geom))))</text:p>
      <text:p text:style-name="P140">{</text:p>
      <text:p text:style-name="P169"/>
      <text:p text:style-name="P140">dWebotsConsolePrintf("@ %g s: F/E/D/C: %d/%d/%d/%d \n", dWebotsGetTime() / 1000,</text:p>
      <text:p text:style-name="P140">((dAreGeomsSame(g1, F_geom) || dAreGeomsSame(g2, F_geom))),</text:p>
      <text:p text:style-name="P140">((dAreGeomsSame(g1, E_geom) || dAreGeomsSame(g2, E_geom))),</text:p>
      <text:p text:style-name="P140">((dAreGeomsSame(g1, D_geom) || dAreGeomsSame(g2, D_geom))),</text:p>
      <text:p text:style-name="P140"><text:soft-page-break/>((dAreGeomsSame(g1, C_geom) || dAreGeomsSame(g2, C_geom))));</text:p>
      <text:p text:style-name="P2"/>
      <text:p text:style-name="P140">}</text:p>
      <text:p text:style-name="P169"/>
      <text:p text:style-name="P140">}</text:p>
      <text:p text:style-name="P2"/>
      <text:p text:style-name="P140">/*</text:p>
      <text:p text:style-name="P140">* This function needs to be implemented if you want to overide Webots collision detection.</text:p>
      <text:p text:style-name="P140">* It must return 1 if the collision was handled and 0 otherwise.</text:p>
      <text:p text:style-name="P140">* Note that contact joints should be added to the contact_joint_group which can change over the time, e.g.</text:p>
      <text:p text:style-name="P140">* n = dCollide(g1, g2, MAX_CONTACTS, &amp;contact[0].geom, sizeof(dContact));</text:p>
      <text:p text:style-name="P140">* dJointGroupID contact_joint_group = dWebotsGetContactJointGroup();</text:p>
      <text:p text:style-name="P140">* dWorldID world = dBodyGetWorld(body1);</text:p>
      <text:p text:style-name="P140">* ...</text:p>
      <text:p text:style-name="P140">* pthread_mutex_lock(&amp;mutex);;</text:p>
      <text:p text:style-name="P140">* dJointCreateContact(world, contact_joint_group, &amp;contact[i])</text:p>
      <text:p text:style-name="P140">* dJointAttach(contact_joint, body1, body2);</text:p>
      <text:p text:style-name="P140">* pthread_mutex_unlock(&amp;mutex);\ * .....</text:p>
      <text:p text:style-name="P140">*/</text:p>
      <text:p text:style-name="P140">return 0;</text:p>
      <text:p text:style-name="P140">}</text:p>
      <text:p text:style-name="P169"/>
      <text:p text:style-name="P140">void webots_physics_cleanup() {</text:p>
      <text:p text:style-name="P140">/*</text:p>
      <text:p text:style-name="P140">* Here you need to free any memory you allocated in above, close files, etc.</text:p>
      <text:p text:style-name="P140">* You do not need to free any ODE object, they will be freed by Webots.</text:p>
      <text:p text:style-name="P140">*/</text:p>
      <text:p text:style-name="P140">pthread_mutex_destroy(&amp;mutex);</text:p>
      <text:p text:style-name="P140">}</text:p>
      <text:p text:style-name="P140"/>
      <text:p text:style-name="P140"/>
      <text:p text:style-name="P141">May 15 2021</text:p>
      <text:p text:style-name="P141">How we want it to work?</text:p>
      <text:p text:style-name="P170"><text:span text:style-name="T3">1. Move the robot roughly to where it can see a 2D </text:span><text:span text:style-name="T4">label</text:span><text:span text:style-name="T3"> image;</text:span></text:p>
      <text:p text:style-name="P141">2. Type <text:span text:style-name="T58">start</text:span> in console, the camera takes one image;</text:p>
      <text:p text:style-name="P141">3. Image is shown in Display;</text:p>
      <text:p text:style-name="P141">4. Image is used to calculate the 3D position of the label;</text:p>
      <text:p text:style-name="P141"><text:span text:style-name="T62">5</text:span>. <text:span text:style-name="T62">3D Points is shown in 3D scene;</text:span></text:p>
      <text:p text:style-name="P142">6. Determine the first approaching point;</text:p>
      <text:p text:style-name="P142">7. Robot moves to the first approaching point;</text:p>
      <text:p text:style-name="P142">8.If approachable, send the 3D point to physical robot and trigger the 3D scanner to scan;</text:p>
      <text:p text:style-name="P142">9. Take a 2D label image and go to step 2 (if in single step mode, wait for start, if in continuous mode, go forward)</text:p>
      <text:p text:style-name="P142"/>
      <text:p text:style-name="P142"/>
      <text:p text:style-name="P142"/>
      <text:p text:style-name="P142"/>
      <text:p text:style-name="P142"/>
      <text:p text:style-name="P142"><text:soft-page-break/></text:p>
      <text:p text:style-name="P142"/>
      <text:p text:style-name="P142"/>
      <text:p text:style-name="P143">main controller</text:p>
      <text:p text:style-name="P144">1. Design and respond to console commands</text:p>
      <text:p text:style-name="P144"/>
      <text:p text:style-name="P146">void initial environment();</text:p>
      <text:p text:style-name="P146">system_mode = single/continuous</text:p>
      <text:p text:style-name="P148">print_status = true</text:p>
      <text:p text:style-name="P146">initial camera capturing</text:p>
      <text:p text:style-name="P146"/>
      <text:p text:style-name="P146">print help message</text:p>
      <text:p text:style-name="P146"/>
      <text:p text:style-name="P146">while ()</text:p>
      <text:p text:style-name="P146">{ switch command:</text:p>
      <text:p text:style-name="P146"/>
      <text:p text:style-name="P146"><text:span text:style-name="T58">idle</text:span>: waiting for command</text:p>
      <text:p text:style-name="P146"><text:span text:style-name="T58">capture3Dpose</text:span>: use the current image for calculating 3D pose of the labels present in the image. If system_mode = single, jump to idle, if = continuous, jump to planpath</text:p>
      <text:p text:style-name="P146"><text:span text:style-name="T58">update_database</text:span>: use the latest poses to refresh the database;</text:p>
      <text:p text:style-name="P146"><text:span text:style-name="T58">plan_path</text:span>: determine the next point based on the 3Dpoints datebase <text:span text:style-name="T63">(approaching_point = ..)</text:span></text:p>
      <text:p text:style-name="P148"><text:span text:style-name="T58">approach_point</text:span>: robot move to approaching_point</text:p>
      <text:p text:style-name="P148"/>
      <text:p text:style-name="P148"/>
      <text:p text:style-name="P148">inquiry_status: </text:p>
      <text:p text:style-name="P146"/>
      <text:p text:style-name="P146">}</text:p>
      <text:p text:style-name="P146"/>
      <text:p text:style-name="P143">Capturing video image in robsim, the image processing is conducted in ImgController robot</text:p>
      <text:p text:style-name="P143"/>
      <text:p text:style-name="P149">supervisor_tdraw_tail</text:p>
      <text:p text:style-name="P149"><text:span text:style-name="T58">ImgC</text:span><text:span text:style-name="T59">o</text:span><text:span text:style-name="T58">ntroller </text:span><text:span text:style-name="T60">(robot controller)</text:span>: </text:p>
      <text:p text:style-name="P149">1. generate tracking points after triggering the image capturing</text:p>
      <text:p text:style-name="P149">2. <text:span text:style-name="T64">update three point groups</text:span></text:p>
      <text:p text:style-name="P149"/>
      <text:p text:style-name="P149">three groups for tracking points:</text:p>
      <text:p text:style-name="P149">1. current tracking points</text:p>
      <text:p text:style-name="P149">2. un-reached point</text:p>
      <text:p text:style-name="P149"><text:span text:style-name="T64">3. </text:span>reached point</text:p>
      <text:p text:style-name="P143"/>
      <text:p text:style-name="P143"/>
      <text:p text:style-name="P166">PhysicsC<text:span text:style-name="T64">o</text:span>ntroller <text:span text:style-name="T64">(Physics plug-in)</text:span></text:p>
      <text:p text:style-name="P167">process controller</text:p>
      <text:p text:style-name="P150">1.trigger image capturing to ImgController</text:p>
      <text:p text:style-name="P150">2.</text:p>
      <text:p text:style-name="P145">use switch status to control the robot motion</text:p>
      <text:p text:style-name="P145">idle: </text:p>
      <text:p text:style-name="P145">approaching point:</text:p>
      <text:p text:style-name="P145"/>
      <text:p text:style-name="P145"/>
      <text:p text:style-name="P145"><text:soft-page-break/></text:p>
      <text:p text:style-name="P145"/>
      <text:p text:style-name="P145"/>
      <text:p text:style-name="P151">5/20:</text:p>
      <text:p text:style-name="P151">Three groups are added for grouping points:</text:p>
      <text:p text:style-name="P151">Current_P:</text:p>
      <text:p text:style-name="P151">Waiting_P:</text:p>
      <text:p text:style-name="P152">Reached_P:</text:p>
      <text:p text:style-name="P155">视觉引导模块（RobPlan）</text:p>
      <text:p text:style-name="P153"/>
      <text:p text:style-name="P155">仿真模块（RobSIm）</text:p>
      <text:p text:style-name="P153"/>
      <text:p text:style-name="P168">导入被测物体<text:span text:style-name="T65">CAD</text:span></text:p>
      <text:p text:style-name="P168">碰撞报错</text:p>
      <text:p text:style-name="P153">定义三种点集</text:p>
      <text:p text:style-name="P153"/>
      <text:p text:style-name="P154">集成视觉引导模块（RobPlan）与仿真模块（RobSIm）</text:p>
      <text:p text:style-name="P154">1. 标签摄像机的采集，实时显示及分析</text:p>
      <text:p text:style-name="P154"/>
      <text:p text:style-name="P156">5/24:</text:p>
      <text:p text:style-name="P156">A full scanning process will end when all labels have been detected and reached;</text:p>
      <text:p text:style-name="P156"/>
      <text:p text:style-name="P156"/>
      <text:p text:style-name="P156"><text:span text:style-name="T58">The supervisor controller </text:span>will loop until the given number of labels are hit;</text:p>
      <text:p text:style-name="P156"/>
      <text:p text:style-name="P156">int nb_labels_in_total; //number of labels in total, needs to be manually set</text:p>
      <text:p text:style-name="P156">int <text:s/>nb_reached_labels; // number of labels that has been reached by robot;</text:p>
      <text:p text:style-name="P158">bool run_continuous = true; // </text:p>
      <text:p text:style-name="P156"/>
      <text:p text:style-name="P156"/>
      <text:p text:style-name="P156">While (nb_reached_labels &lt; nb_labels_in_total) </text:p>
      <text:p text:style-name="P156">{</text:p>
      <text:p text:style-name="P158"/>
      <text:p text:style-name="P158">keyboard_get_key actions;</text:p>
      <text:p text:style-name="P158">switch(state):</text:p>
      <text:p text:style-name="P158"/>
      <text:p text:style-name="P158">state: </text:p>
      <text:p text:style-name="P158"/>
      <text:p text:style-name="P156"/>
      <text:p text:style-name="P156"/>
      <text:p text:style-name="P157">int nb_reached_labels <text:s/><text:span text:style-name="T66">= nb_p_in_Reached; //read number of points in Reached_P_Group</text:span></text:p>
      <text:p text:style-name="P156">};</text:p>
      <text:p text:style-name="P156"/>
      <text:p text:style-name="P147"/>
      <text:p text:style-name="P166">InverseKinematics <text:span text:style-name="T64">(controller)</text:span></text:p>
      <text:p text:style-name="P166"/>
      <text:p text:style-name="P166">watching the group- current tracking point, if available, approaching it. </text:p>
      <text:p text:style-name="P146"/>
      <text:p text:style-name="P146"/>
      <text:p text:style-name="P159">5/25</text:p>
      <text:p text:style-name="P159"><text:soft-page-break/>Found inverse kinematic tool Moveit in ROS</text:p>
      <text:p text:style-name="P159"/>
      <text:p text:style-name="P159"><text:a xlink:type="simple" xlink:href="https://ros-planning.github.io/moveit_tutorials/" text:style-name="Internet_20_link" text:visited-style-name="Visited_20_Internet_20_Link">https://ros-planning.github.io/moveit_tutorials/</text:a></text:p>
      <text:p text:style-name="P159"/>
      <text:p text:style-name="P160">concept of catkin</text:p>
      <text:p text:style-name="P159">http://wiki.ros.org/catkin</text:p>
      <text:p text:style-name="P146"/>
      <text:p text:style-name="P146"/>
      <text:p text:style-name="P161">robot models</text:p>
      <text:p text:style-name="P161"/>
      <text:p text:style-name="P146"><text:a xlink:type="simple" xlink:href="https://moveit.ros.org/robots/" text:style-name="Internet_20_link" text:visited-style-name="Visited_20_Internet_20_Link">https://moveit.ros.org/robots/</text:a></text:p>
      <text:p text:style-name="P146"/>
      <text:p text:style-name="P146"/>
      <text:p text:style-name="P146"/>
      <text:p text:style-name="P146"/>
      <text:p text:style-name="P146"/>
      <text:p text:style-name="P174"><text:span text:style-name="Source_20_Text">wget https://raw.githubusercontent.com/ignition-tooling/release-tools/master/jenkins-scripts/lib/dependencies_archive.sh -O /tmp/dependencies.sh</text:span></text:p>
      <text:p text:style-name="Preformatted_20_Text"><text:span text:style-name="Source_20_Text">GAZEBO_MAJOR_VERSION=</text:span><text:span text:style-name="Source_20_Text"><text:span text:style-name="T67">9</text:span></text:span><text:span text:style-name="Source_20_Text"> ROS_DISTRO=</text:span><text:span text:style-name="Source_20_Text"><text:span text:style-name="T67">noetic</text:span></text:span><text:span text:style-name="Source_20_Text"> . /tmp/dependencies.sh</text:span></text:p>
      <text:p text:style-name="P1"><text:span text:style-name="Source_20_Text">echo $BASE_DEPENDENCIES $GAZEBO_BASE_DEPENDENCIES | tr -d '\\' | xargs sudo apt-get -y install</text:span></text:p>
      <text:p text:style-name="P146"/>
      <text:p text:style-name="P146"/>
      <text:p text:style-name="P162">source devel/setup.bash</text:p>
      <text:p text:style-name="P146"/>
      <text:p text:style-name="P165">HOW TO</text:p>
      <text:p text:style-name="P171"><text:span text:style-name="T6">1. </text:span><text:span text:style-name="T5">find a file </text:span></text:p>
      <text:p text:style-name="P163"><text:span text:style-name="Source_20_Text">find . -name MotionPlanRequest.h</text:span></text:p>
      <text:p text:style-name="P163"><text:span text:style-name="Source_20_Text"/></text:p>
      <text:p text:style-name="P164"><text:span text:style-name="Source_20_Text"><text:span text:style-name="T68">2. open current explore</text:span></text:span></text:p>
      <text:p text:style-name="P163"><text:span text:style-name="Source_20_Text">xdg-open .</text:span></text:p>
      <text:p text:style-name="P163"><text:span text:style-name="Source_20_Text"/></text:p>
      <text:p text:style-name="P175">roslaunch moveit_tutorials move_group_interface_tutorial.launch</text:p>
      <text:p text:style-name="Text_20_body"><text:line-break/></text:p>
      <text:p text:style-name="P173"/>
      <text:p text:style-name="P10">tcp_ip_communication:</text:p>
      <text:p text:style-name="P10">----topics <text:span text:style-name="T83">subscription</text:span></text:p>
      <text:p text:style-name="P11">/image_processor/tag_detected: <text:span text:style-name="T83">when a tag is detected, draw it in webots UI</text:span></text:p>
      <text:p text:style-name="P23"/>
      <text:p text:style-name="P9"><text:span text:style-name="T10"><text:s text:c="2"/>&lt;</text:span><text:span text:style-name="T12">software </text:span><text:span text:style-name="T10">name&gt;</text:span><text:span text:style-name="T11">rock rhino</text:span><text:span text:style-name="T10">&lt;/</text:span><text:span text:style-name="T12">software </text:span><text:span text:style-name="T10">name&gt;</text:span></text:p>
      <text:p text:style-name="P7"><text:s text:c="2"/>&lt;version&gt;0.<text:span text:style-name="T89">0</text:span>.<text:span text:style-name="T89">1</text:span>&lt;/version&gt;</text:p>
      <text:p text:style-name="P7"><text:s text:c="2"/>&lt;description&gt;</text:p>
      <text:p text:style-name="P8"><text:s text:c="2"/><text:span text:style-name="T89">rock rhino is a</text:span><text:span text:style-name="T90">n</text:span><text:span text:style-name="T89"> armed robot </text:span><text:span text:style-name="T90">development </text:span><text:span text:style-name="T89">platform that is guided by machine vision and conduct wide variety of autonomous tasks.</text:span></text:p>
      <text:p text:style-name="P8"><text:s/>&lt;/description&gt;</text:p>
      <text:p text:style-name="P7"><text:s text:c="2"/>&lt;maintainer email="<text:a xlink:type="simple" xlink:href="mailto:yding@uestc.edu.cn" text:style-name="Internet_20_link" text:visited-style-name="Visited_20_Internet_20_Link"><text:span text:style-name="T89">yding</text:span></text:a><text:a xlink:type="simple" xlink:href="mailto:yding@uestc.edu.cn" text:style-name="Internet_20_link" text:visited-style-name="Visited_20_Internet_20_Link">@</text:a><text:a xlink:type="simple" xlink:href="mailto:yding@uestc.edu.cn" text:style-name="Internet_20_link" text:visited-style-name="Visited_20_Internet_20_Link"><text:span text:style-name="T89">uestc.edu.cn</text:span></text:a>"&gt;<text:span text:style-name="T89">Yaoyu Ding</text:span>&lt;/maintainer&gt;</text:p>
      <text:p text:style-name="P7"><text:s text:c="2"/>&lt;license&gt;Apache License 2.0&lt;/license&gt;</text:p>
      <text:p text:style-name="P7"/>
      <text:p text:style-name="P47"><text:span text:style-name="T96">MANUAL</text:span>:</text:p>
      <text:p text:style-name="P49">Command Definition:<text:line-break/><text:span text:style-name="T99">Diag Mode: diagnose individual packages </text:span><text:span text:style-name="T100">when unexpected issues present.</text:span></text:p>
      <text:p text:style-name="P117"><text:span text:style-name="T47">Prod Mode: production mode that run the process normally, it is categorized into two sub mode :continuous/step. The continuous mode will run the process continuously with no stop. The step mode will stop at each end of process </text:span><text:span text:style-name="T48">statu</text:span><text:span text:style-name="T47">s and wait for a command to proceed. There are mainly 6 process statuses </text:span></text:p>
      <text:p text:style-name="P52"/>
      <text:p text:style-name="P96"><text:soft-page-break/>image_processor/detecting_tag </text:p>
      <text:p text:style-name="P96">database/updating_tags</text:p>
      <text:p text:style-name="P96">moveit2/planning_trajectory</text:p>
      <text:p text:style-name="P96">webots_driver/simulating_trajectory</text:p>
      <text:p text:style-name="P96">tcpip_service/updating_webots_UI</text:p>
      <text:p text:style-name="P53">The package rock_rhino_process_controller configures the process properties and controls the switch between process <text:span text:style-name="T104">statu</text:span>s and send the tasks to <text:span text:style-name="T104">other </text:span>rock_rhino packages.</text:p>
      <text:p text:style-name="P54">Command input: type keyboard “c” to accept any command:</text:p>
      <text:p text:style-name="P54">system_mode check</text:p>
      <text:p text:style-name="P54">system_mode switch</text:p>
      <text:p text:style-name="P50"/>
      <text:p text:style-name="P32"><text:span text:style-name="T96">AUTO MODE</text:span>:</text:p>
      <text:p text:style-name="P91"/>
      <text:p text:style-name="P91">image_processor/detecting_tag:</text:p>
      <text:p text:style-name="P42"><text:span text:style-name="T77">rock_rhino_process_controller </text:span><text:span text:style-name="T73">sends the action request (detect tag in the live image) to </text:span><text:span text:style-name="T77">rock_rhino_</text:span><text:span text:style-name="T73">image_processor, </text:span><text:span text:style-name="T77">rock_rhino_</text:span><text:span text:style-name="T73">image_processor capturing the live image, calculating tag info, and reserving the result for updating the database. Then send action done back to </text:span><text:span text:style-name="T77">rock_rhino_process_controller</text:span></text:p>
      <text:p text:style-name="P95"><text:span text:style-name="T112">/rock_rhino_process_controller</text:span><text:span text:style-name="T105">/</text:span></text:p>
      <text:p text:style-name="P97">database/updating_tags</text:p>
      <text:p text:style-name="P73"><text:span text:style-name="T103">rock_rhino_process_controller </text:span>sends the action request <text:span text:style-name="T111">(update the database) to </text:span><text:span text:style-name="T103">rock_rhino_</text:span><text:span text:style-name="T111">database, <text:s/></text:span><text:span text:style-name="T103">rock_rhino_</text:span><text:span text:style-name="T111">database uses the reserved tag in </text:span><text:span text:style-name="T103">rock_rhino_</text:span>image_processor <text:span text:style-name="T111">to update the tag database and refresh the three groups of tags:</text:span></text:p>
      <text:p text:style-name="P74">{approaching point, waiting points, approached points}</text:p>
      <text:p text:style-name="P118"><text:span text:style-name="T44">approaching point is the one </text:span><text:span text:style-name="T45">on the top of the waiting points queue, which</text:span><text:span text:style-name="T44"> is being approached or </text:span><text:span text:style-name="T45">is the one to be approached when approaching request is captured.</text:span></text:p>
      <text:p text:style-name="P78">Waiting points is a queue that contains all detected but not approached yet tags. New tag will be appended to this queue. A FIFO rule is adopted to determine the approaching sequence</text:p>
      <text:p text:style-name="P78">approached points is a queue that store all approached points.</text:p>
      <text:p text:style-name="P78"/>
      <text:p text:style-name="P97"><text:soft-page-break/>moveit2/planning_trajectory</text:p>
      <text:p text:style-name="P97">webots_driver/simulating_trajectory</text:p>
      <text:p text:style-name="P90">tcpip_service/updating_webots_UI</text:p>
      <text:p text:style-name="P90"/>
      <text:p text:style-name="P90"/>
      <text:p text:style-name="P37">main start: </text:p>
      <text:p text:style-name="P37">1. the image processor starts capturing and detecting (assume the default robot position could detect tag, otherwise need to manually move robot to capture the initial tag, or add tag in the scene to initialize the process)</text:p>
      <text:p text:style-name="P37">broadcast detected tag via:</text:p>
      <text:p text:style-name="P37">/rock_rhino_image_processor/detected_tag</text:p>
      <text:p text:style-name="P39"><text:span text:style-name="T58">message</text:span>: <text:span text:style-name="T74">rock_rhino_image_processor: </text:span><text:span text:style-name="T75">a new </text:span><text:span text:style-name="T74">tag </text:span><text:span text:style-name="T75">is detected and broadcasted</text:span></text:p>
      <text:p text:style-name="P109"><text:span text:style-name="T21">2. <text:s/></text:span><text:span text:style-name="T22">the database is listening the topic </text:span><text:span text:style-name="T30">/rock_rhino_image_processor/detected_tag</text:span></text:p>
      <text:p text:style-name="P40">once a new tag is broadcast, it updates the database by inserting the new tag into database. </text:p>
      <text:p text:style-name="P176"><text:span text:style-name="T26">topic</text:span><text:span text:style-name="T24">: </text:span><text:span text:style-name="T30">/rock_rhino_image_processor/detected_tag</text:span></text:p>
      <text:p text:style-name="P176"><text:span text:style-name="T26">publisher</text:span><text:span text:style-name="T24">: <text:s/></text:span><text:span text:style-name="T30">rock_rhino_image_processor</text:span></text:p>
      <text:p text:style-name="P176"><text:span text:style-name="T26">subscriber</text:span><text:span text:style-name="T24">: </text:span><text:span text:style-name="T22"><text:s/></text:span><text:span text:style-name="T37"><text:s/></text:span><text:span text:style-name="T30">rock_rhino_</text:span><text:span text:style-name="T31">database</text:span></text:p>
      <text:p text:style-name="P176"><text:span text:style-name="T25">message</text:span><text:span text:style-name="T23">: </text:span><text:span text:style-name="T33">rock_rhino_</text:span><text:span text:style-name="T36">database</text:span><text:span text:style-name="T33">: </text:span><text:span text:style-name="T39">obtained new tag from image processor, inserted into database</text:span><text:span text:style-name="T34">.</text:span></text:p>
      <text:p text:style-name="P40">The database updates watch dog will do two things:</text:p>
      <text:p text:style-name="P41">a. send the updated tag to webots UI via <text:s/>rock_rhino_tcpip_service. <text:span text:style-name="T101">Two steps </text:span><text:span text:style-name="T102">are</text:span><text:span text:style-name="T101"> implemented: first, send </text:span>update<text:span text:style-name="T97">_tag_</text:span>plot <text:span text:style-name="T101">to </text:span><text:span text:style-name="T74">rock_rhino_</text:span><text:span text:style-name="T73">tcpip:</text:span></text:p>
      <text:p text:style-name="P110"><text:span text:style-name="T26">topic</text:span><text:span text:style-name="T24">: </text:span><text:span text:style-name="T21">/rock_rhino_</text:span><text:span text:style-name="T24">database</text:span><text:span text:style-name="T21">/</text:span><text:span text:style-name="T22">update</text:span><text:span text:style-name="T21">_tag_</text:span><text:span text:style-name="T22">plot</text:span></text:p>
      <text:p text:style-name="P110"><text:span text:style-name="T26">publisher</text:span><text:span text:style-name="T24">: </text:span><text:span text:style-name="T21">rock_rhino_</text:span><text:span text:style-name="T24">database</text:span></text:p>
      <text:p text:style-name="P110"><text:span text:style-name="T26">subscriber</text:span><text:span text:style-name="T24">: </text:span><text:span text:style-name="T22"><text:s/></text:span><text:span text:style-name="T33">rock_rhino_</text:span><text:span text:style-name="T34">tcpi</text:span><text:span text:style-name="T37">p_service</text:span></text:p>
      <text:p text:style-name="P38"><text:span text:style-name="T61">message</text:span><text:span text:style-name="T98">: </text:span><text:span text:style-name="T73">rock_rhino_</text:span><text:span text:style-name="T76">database</text:span><text:span text:style-name="T73">: </text:span><text:span text:style-name="T75">send request to </text:span><text:span text:style-name="T73">rock_rhino_</text:span><text:span text:style-name="T75">tcpip_service </text:span><text:span text:style-name="T76">to </text:span><text:span text:style-name="T75">update tag plot in webots UI</text:span></text:p>
      <text:p text:style-name="P110"><text:span text:style-name="T36">Then, </text:span><text:span text:style-name="T33">rock_rhino_</text:span><text:span text:style-name="T34">tcpip</text:span><text:span text:style-name="T36"> will send the updated tag info to webots _superman</text:span><text:span text:style-name="T34"> </text:span><text:span text:style-name="T37">via data package with structure:</text:span></text:p>
      <text:p text:style-name="P79"><text:soft-page-break/>{</text:p>
      <text:p text:style-name="P79">action type: add/delete/change</text:p>
      <text:p text:style-name="P79">point_info: translation&amp;posture</text:p>
      <text:p text:style-name="P79">}</text:p>
      <text:p text:style-name="P111"><text:span text:style-name="T46">message</text:span><text:span text:style-name="T38">: </text:span><text:span text:style-name="T34">rock_rhino_tcpi</text:span><text:span text:style-name="T37">p_service</text:span><text:span text:style-name="T34">: send request to </text:span><text:span text:style-name="T37">webots _superman for tag update.</text:span></text:p>
      <text:p text:style-name="P80"/>
      <text:p text:style-name="P81">B. if process is in auto, send the first element in FIFO queue to rock_rhino_moveit2</text:p>
      <text:p text:style-name="P119"><text:span text:style-name="T32"><text:s/></text:span><text:span text:style-name="T33">/</text:span><text:span text:style-name="T32">rock_rhino_moveit2</text:span><text:span text:style-name="T33">/</text:span><text:span text:style-name="T35">request_move_action</text:span></text:p>
      <text:p text:style-name="P112"><text:span text:style-name="T26">topic</text:span><text:span text:style-name="T24">: </text:span><text:span text:style-name="T21">/rock_rhino_</text:span><text:span text:style-name="T24">database</text:span><text:span text:style-name="T21">/</text:span><text:span text:style-name="T35">request_move_action</text:span></text:p>
      <text:p text:style-name="P112"><text:span text:style-name="T26">publisher</text:span><text:span text:style-name="T24">: </text:span><text:span text:style-name="T21">rock_rhino_</text:span><text:span text:style-name="T24">database</text:span></text:p>
      <text:p text:style-name="P112"><text:span text:style-name="T26">subscriber</text:span><text:span text:style-name="T24">: </text:span><text:span text:style-name="T22"><text:s/></text:span><text:span text:style-name="T37"><text:s/></text:span><text:span text:style-name="T34">rock_rhino_moveit2</text:span></text:p>
      <text:p text:style-name="P112"><text:span text:style-name="T46">message</text:span><text:span text:style-name="T38">: </text:span><text:span text:style-name="T34">rock_rhino_</text:span><text:span text:style-name="T39">database:</text:span><text:span text:style-name="T35"> </text:span><text:span text:style-name="T34">send request to </text:span><text:span text:style-name="T35">rock_rhino_</text:span><text:span text:style-name="T39">moveit2</text:span><text:span text:style-name="T34"> </text:span><text:span text:style-name="T36">to </text:span><text:span text:style-name="T39">plan the trajectory for approaching the targeted point.</text:span></text:p>
      <text:p text:style-name="P82">3. webot _superman is listening via tcpip service, it will parse the package and respond to defined action types.</text:p>
      <text:p text:style-name="P113"><text:span text:style-name="T25">message</text:span><text:span text:style-name="T23">: </text:span><text:span text:style-name="T40">webots _superman: a new tag is inserted, the current point is updated.</text:span></text:p>
      <text:p text:style-name="P84"/>
      <text:p text:style-name="P114"><text:span text:style-name="T40">4. the rock_rhino_moveit2 is listening the move_action from database, and is </text:span><text:span text:style-name="T39">plan</text:span><text:span text:style-name="T42">ing</text:span><text:span text:style-name="T39"> the trajectory for approaching the targeted point.</text:span></text:p>
      <text:p text:style-name="P114"><text:span text:style-name="T26">topic</text:span><text:span text:style-name="T24">: </text:span><text:span text:style-name="T21">/rock_rhino_</text:span><text:span text:style-name="T24">database</text:span><text:span text:style-name="T21">/</text:span><text:span text:style-name="T35">request_move_action</text:span></text:p>
      <text:p text:style-name="P114"><text:span text:style-name="T26">publisher</text:span><text:span text:style-name="T24">: </text:span><text:span text:style-name="T21">rock_rhino_</text:span><text:span text:style-name="T24">database</text:span></text:p>
      <text:p text:style-name="P114"><text:span text:style-name="T26">subscriber</text:span><text:span text:style-name="T24">: </text:span><text:span text:style-name="T22"><text:s/></text:span><text:span text:style-name="T37"><text:s/></text:span><text:span text:style-name="T34">rock_rhino_moveit2</text:span></text:p>
      <text:p text:style-name="P114"><text:span text:style-name="T46">message</text:span><text:span text:style-name="T38">: </text:span><text:span text:style-name="T34">rock_rhino_moveit2</text:span><text:span text:style-name="T39">:</text:span><text:span text:style-name="T35"> </text:span><text:span text:style-name="T40">is </text:span><text:span text:style-name="T39">plan the trajectory for approaching the targeted point.</text:span></text:p>
      <text:p text:style-name="P120"><text:span text:style-name="T39">I</text:span><text:span text:style-name="T32">f it succeeds, the trajectory is sent to webot_drive for move simulation, if it failed, error is sent to process controller and the auto is suspend</text:span><text:span text:style-name="T42">ed</text:span></text:p>
      <text:p text:style-name="P85"/>
      <text:p text:style-name="P85">5. The rock_rhino_webots_driver simulates the planned trajectory from moveit2 and\</text:p>
      <text:p text:style-name="P85"/>
      <text:p text:style-name="P114"><text:soft-page-break/><text:span text:style-name="T26">topic</text:span><text:span text:style-name="T24">: </text:span><text:span text:style-name="T21">/</text:span><text:span text:style-name="T40">the rock_rhino_moveit2</text:span><text:span text:style-name="T21">/</text:span><text:span text:style-name="T40">following_joint_controller</text:span></text:p>
      <text:p text:style-name="P115"><text:span text:style-name="T26">publisher</text:span><text:span text:style-name="T24">: </text:span><text:span text:style-name="T40">rock_rhino_moveit</text:span><text:span text:style-name="T41">2</text:span></text:p>
      <text:p text:style-name="P115"><text:span text:style-name="T26">subscriber</text:span><text:span text:style-name="T24">: <text:s/></text:span><text:span text:style-name="T40">the rock_rhino_</text:span><text:span text:style-name="T41">webot_driver</text:span></text:p>
      <text:p text:style-name="P115"><text:span text:style-name="T46">message</text:span><text:span text:style-name="T38">: </text:span><text:span text:style-name="T34">rock_rhino_</text:span><text:span text:style-name="T41">webot_driver</text:span><text:span text:style-name="T39">:</text:span><text:span text:style-name="T35"> </text:span><text:span text:style-name="T39"><text:s/></text:span><text:span text:style-name="T41">is </text:span><text:span text:style-name="T40">simulat</text:span><text:span text:style-name="T41">ing</text:span><text:span text:style-name="T40"> the planned trajectory from moveit2</text:span></text:p>
      <text:p text:style-name="P121"><text:span text:style-name="T39">o</text:span><text:span text:style-name="T32">nce the targeted point is approached, </text:span><text:span text:style-name="T42">a. </text:span><text:span text:style-name="T32">webots_drive</text:span><text:span text:style-name="T42">r</text:span><text:span text:style-name="T32"> send the info to database to change the type of current point (from current to approached); </text:span></text:p>
      <text:p text:style-name="P116"><text:span text:style-name="T26">topic</text:span><text:span text:style-name="T24">: </text:span><text:span text:style-name="T21">/</text:span><text:span text:style-name="T40">the rock_rhino_</text:span><text:span text:style-name="T43">process_controller</text:span><text:span text:style-name="T21">/</text:span><text:span text:style-name="T43">change_process_status</text:span></text:p>
      <text:p text:style-name="P116"><text:span text:style-name="T26">publisher</text:span><text:span text:style-name="T24">: </text:span><text:span text:style-name="T41"><text:s/></text:span><text:span text:style-name="T34">rock_rhino_</text:span><text:span text:style-name="T41">webot_driver</text:span></text:p>
      <text:p text:style-name="P116"><text:span text:style-name="T26">subscriber</text:span><text:span text:style-name="T24">: <text:s/></text:span><text:span text:style-name="T41"><text:s/></text:span><text:span text:style-name="T40">the rock_rhino_</text:span><text:span text:style-name="T43">process_controller</text:span></text:p>
      <text:p text:style-name="P116"><text:span text:style-name="T46">message</text:span><text:span text:style-name="T38">: </text:span><text:span text:style-name="T34">rock_rhino_</text:span><text:span text:style-name="T41">webot_driver</text:span><text:span text:style-name="T39">:</text:span><text:span text:style-name="T35"> </text:span><text:span text:style-name="T39"><text:s/></text:span><text:span text:style-name="T43">simulation of planned trajectory finished, set the process status to: ready_for_motion</text:span></text:p>
      <text:p text:style-name="P86"/>
      <text:p text:style-name="P87">b. webots_driver send the process_status to be </text:p>
      <text:p text:style-name="P122"><text:span text:style-name="T32">ready_for_motion. If the database has waiting_points, then it </text:span><text:span text:style-name="T43">jumps to step 4 and loop</text:span></text:p>
      <text:p text:style-name="P88"/>
      <text:p text:style-name="P83"/>
      <text:p text:style-name="P32"><text:span text:style-name="T96">MANUAL MODE</text:span>:</text:p>
      <text:p text:style-name="P35"><text:span text:style-name="T85">C</text:span>reate a component library to handle tcpip connection and requests <text:span text:style-name="T84">(it is actually an client). The service is in webots _superman.</text:span></text:p>
      <text:p text:style-name="P35"/>
      <text:p text:style-name="P35"/>
      <text:p text:style-name="P46">PACKAGES:</text:p>
      <text:p text:style-name="P51">rules for packages:</text:p>
      <text:p text:style-name="P51">enable individual function test</text:p>
      <text:p text:style-name="P48"/>
      <text:p text:style-name="P27">rock_rhino_tcpip_service:</text:p>
      <text:p text:style-name="P33"><text:span text:style-name="T85">C</text:span>reate a component library to handle tcpip connection and requests <text:span text:style-name="T84">(it is actually an client). The service is in webots _superman.</text:span></text:p>
      <text:p text:style-name="P33"><text:soft-page-break/></text:p>
      <text:p text:style-name="P129"><text:span text:style-name="T2">srv_con</text:span><text:span text:style-name="T1">nect_tcpip</text:span><text:span text:style-name="T2"> = create_service&lt;example_interfaces::srv::AddTwoInts&gt;("tcpip/connect_tcpip", handle_connect_tcpip);</text:span></text:p>
      <text:p text:style-name="P137">srv_send_request = create_service&lt;example_interfaces::srv::AddTwoInts&gt;("tcpip/send_request", handle_send_request);</text:p>
      <text:p text:style-name="P137">srv_close_tcpip = create_service&lt;example_interfaces::srv::AddTwoInts&gt;("tcpip/close_tcpip", handle_close_tcpip);</text:p>
      <text:p text:style-name="P12"/>
      <text:p text:style-name="P13"><text:span text:style-name="T86">Individual Test</text:span>:</text:p>
      <text:p text:style-name="P17">1. open webots in its local folder by cmd: <text:s/>./webots</text:p>
      <text:p text:style-name="P17">2. open khepera_tcpip.wbt</text:p>
      <text:p text:style-name="P17">3. run the tcpip node by cmd: <text:span text:style-name="T72">ros2 run rock_rhino_tcpip_service tcpip_service</text:span></text:p>
      <text:p text:style-name="P17">4. start clients by cmd : <text:span text:style-name="T80">ros2 run rock_rhino_tcpip_service add_two_ints_client 1 1.</text:span></text:p>
      <text:p text:style-name="P43"><text:span text:style-name="T87">t</text:span>ype “a” to connect tcpip, typ “b” to test different operation on robot, type “c” to close tcpip</text:p>
      <text:p text:style-name="P44">Integrated Test:</text:p>
      <text:p text:style-name="P44">1. <text:span text:style-name="T86">run the tcpip node by cmd: </text:span><text:span text:style-name="T72">ros2 run rock_rhino_tcpip_service tcpip_service</text:span></text:p>
      <text:p text:style-name="P55"><text:span text:style-name="T87">2. </text:span><text:span text:style-name="T86">start clients by cmd : </text:span><text:span text:style-name="T87">ros2 run rock_rhino_tcpip_service add_two_ints_client 1 1. </text:span>and send a to connect (after the webots file is opened, otherwise it will fail to connect).</text:p>
      <text:p text:style-name="P56"/>
      <text:p text:style-name="P56"/>
      <text:p text:style-name="P28">rock_rhino_image_processor:</text:p>
      <text:p text:style-name="P99"><text:span text:style-name="T69">This package handles image processing and broadcast processed image/info. </text:span><text:span text:style-name="T70">The image source is from topic 'camera/image_raw', and the detected tag information is broadcast by topic </text:span><text:span text:style-name="T71">'image_processor/detected_tag'.</text:span></text:p>
      <text:p text:style-name="P34"/>
      <text:p text:style-name="P14"><text:span text:style-name="T86">Individual Test</text:span>:</text:p>
      <text:p text:style-name="P18">1. <text:span text:style-name="T88">launch </text:span><text:span text:style-name="T81">ros2 launch rock_rhino_image_processor ar_detection_launch.py</text:span></text:p>
      <text:p text:style-name="P101"><text:span text:style-name="T8">2. </text:span><text:span text:style-name="T9">open rqt to check the detected tag</text:span></text:p>
      <text:p text:style-name="P58"/>
      <text:p text:style-name="P29"><text:soft-page-break/>rock_rhino_<text:span text:style-name="T91">database</text:span>:</text:p>
      <text:p text:style-name="P105"><text:span text:style-name="T16">This package </text:span><text:span text:style-name="T17">serves as database and maintain</text:span><text:span text:style-name="T16"> </text:span><text:span text:style-name="T17">the tag info, controls the next approaching 3D pose. Before the usage of the database, the database server needs to be started by: </text:span><text:span text:style-name="T49">mongodb_server_node. </text:span><text:span text:style-name="T50">Then a task specified server db_server_node start to</text:span></text:p>
      <text:p text:style-name="P98">a. <text:s/>handle the incoming tags and</text:p>
      <text:p text:style-name="P98">b. selfmain the db and </text:p>
      <text:p text:style-name="P98">c. deal the request from the database</text:p>
      <text:p text:style-name="P21">this command starts a node /mongodb</text:p>
      <text:p text:style-name="P15"><text:span text:style-name="T86">Individual Test</text:span>:</text:p>
      <text:p text:style-name="P19">1. <text:span text:style-name="T92">run </text:span><text:span text:style-name="T88"><text:s/></text:span><text:span text:style-name="T81">ros2 launch db_test db_server.launch..py</text:span></text:p>
      <text:p text:style-name="P25"/>
      <text:p text:style-name="P26">main code:</text:p>
      <text:p text:style-name="P26"/>
      <text:p text:style-name="P24">Updates: db_test replaced rock_rhino_database</text:p>
      <text:p text:style-name="P20"><text:span text:style-name="T81">ros2 run </text:span><text:span text:style-name="T82">db_test </text:span><text:span text:style-name="T81">test_demo</text:span></text:p>
      <text:p text:style-name="P124"><text:span text:style-name="T13">w</text:span><text:span text:style-name="T7">hen a new tag is added into db, send the request to tcpip server to update ui points</text:span></text:p>
      <text:p text:style-name="P59">pos</text:p>
      <text:p text:style-name="P31">rock_rhino_<text:span text:style-name="T94">webot_driver</text:span>:</text:p>
      <text:p text:style-name="P103"><text:span text:style-name="T16">This package </text:span><text:span text:style-name="T17">serves as </text:span><text:span text:style-name="T18">interface of webots and communicate with external ROS2</text:span><text:span text:style-name="T17">.</text:span></text:p>
      <text:p text:style-name="P36"><text:s text:c="2"/><text:span text:style-name="T95">Run demo to check out two robot are controlled by its corresponding actions:</text:span></text:p>
      <text:p text:style-name="P92">ros2 launch rock_rhino_webot_driver armed_robots.launch.py</text:p>
      <text:p text:style-name="P130">notice: there is no need to turn on nodes( static_tf and robot_state_publisher) in webots driver.</text:p>
      <text:p text:style-name="P131"/>
      <text:p text:style-name="P57"/>
      <text:p text:style-name="P30">rock_rhino_<text:span text:style-name="T93">moveit2</text:span>:</text:p>
      <text:p text:style-name="P102"><text:span text:style-name="T16">This package </text:span><text:span text:style-name="T19">utilizes moveit2 package to plan the trajectory of armed robot for approaching a potion with a given posture. It is expected to avoid collision in the planning scene</text:span><text:span text:style-name="T17">.</text:span></text:p>
      <text:p text:style-name="P16"><text:span text:style-name="T86">Individual Test</text:span>:</text:p>
      <text:p text:style-name="P107"><text:soft-page-break/><text:span text:style-name="T14">One can test and debug moveit function by running --- </text:span><text:span text:style-name="T125">ros2 launch rock_rhino_moveit2 </text:span><text:span text:style-name="T126">start_move_group</text:span><text:span text:style-name="T125">.launch.py ---. </text:span><text:span text:style-name="T127">(the webots window will pop if run --- r</text:span><text:span text:style-name="T125">os2 launch rock_rhino_moveit2 </text:span><text:span text:style-name="T127">run</text:span><text:span text:style-name="T126">_move_group</text:span><text:span text:style-name="T125">.launch.py ---</text:span><text:span text:style-name="T127"> )</text:span><text:span text:style-name="T56">The rviz pops </text:span><text:span text:style-name="T57">up</text:span><text:span text:style-name="T56">, click “add” and add motion planning. One can practice planning for the armed robot </text:span><text:span text:style-name="T57">in the rviz </text:span></text:p>
      <text:p text:style-name="P181">1. Manually drag the robot and hit “plan &amp; excute”</text:p>
      <text:p text:style-name="P22">2. use program to command path planning by runnin<text:span text:style-name="T106">g: --- </text:span><text:span text:style-name="T109">ros2 launch rock_rhino_moveit2 run_ompl_demo.launch.py ---</text:span></text:p>
      <text:p text:style-name="P94"/>
      <text:p text:style-name="P94"/>
      <text:p text:style-name="P104"><text:span text:style-name="T27">rock_rhino_</text:span><text:span text:style-name="T29">process_controller</text:span><text:span text:style-name="T27">:</text:span></text:p>
      <text:p text:style-name="P104"><text:span text:style-name="T16">This package </text:span><text:span text:style-name="T20">act as a supervisor for all the actions/communication between task, it also handles the configuration of the process mode and provide interface for terminal command</text:span><text:span text:style-name="T17">.</text:span></text:p>
      <text:p text:style-name="P108"><text:span text:style-name="T17">R</text:span><text:span text:style-name="T15">un demo to send order though client to other packages:</text:span></text:p>
      <text:p text:style-name="P93">ros2 run rock_rhino_process_controller rock_rhino_process_controller</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75"/>
      <text:p text:style-name="P76">Examine the code:</text:p>
      <text:p text:style-name="P76">Before the node is spinned, start a new thread to capture keyboard input in a while loop </text:p>
      <text:p text:style-name="P132">_thread.start_new_thread(process_status_controller_test, (process_controller,1))</text:p>
      <text:p text:style-name="P77"/>
      <text:p text:style-name="P60">a class Process_Controller is defined for handling the following tasks:</text:p>
      <text:p text:style-name="P61">parse</text:p>
      <text:p text:style-name="P60">maintain process_status</text:p>
      <text:p text:style-name="P62">predefine job which contains task (image )</text:p>
      <text:p text:style-name="P62">command parameter_1 parameter_2…</text:p>
      <text:p text:style-name="P62">set system_mode diag</text:p>
      <text:p text:style-name="P62">get system_mode diag</text:p>
      <text:p text:style-name="P62">runjob conti</text:p>
      <text:p text:style-name="P62">runjob step</text:p>
      <text:p text:style-name="P62">runtask <text:span text:style-name="T113">detect_tag</text:span></text:p>
      <text:p text:style-name="P62"/>
      <text:p text:style-name="P103"><text:span text:style-name="T27">rock_rhino_</text:span><text:span text:style-name="T28">main</text:span><text:span text:style-name="T27">:</text:span></text:p>
      <text:p text:style-name="P103"><text:span text:style-name="T16">This package </text:span><text:span text:style-name="T18">launches all related package in order and run the entire project</text:span><text:span text:style-name="T17">.</text:span></text:p>
      <text:p text:style-name="P89">1. open the environment by ros2 launch rock_rhino_main armed_robots.launch.py</text:p>
      <text:p text:style-name="P125">webots: <text:span text:style-name="T121">launch webots</text:span></text:p>
      <text:p text:style-name="P125"/>
      <text:p text:style-name="P45"><text:span text:style-name="T114">2</text:span>. <text:span text:style-name="T86">run the tcpip node by cmd: </text:span><text:span text:style-name="T72">ros2 run rock_rhino_tcpip_service tcpip_service. </text:span><text:span text:style-name="T107">Start clients by cmd : </text:span><text:span text:style-name="T110">ros2 run rock_rhino_tcpip_service add_two_ints_client 1 1.</text:span><text:span text:style-name="T108"> </text:span><text:span text:style-name="T106">and send a to connect (after the webots file is opened, otherwise it will fail to connect).</text:span></text:p>
      <text:p text:style-name="P100">TODO: auto connection in tcpip package initial phase</text:p>
      <text:p text:style-name="P67">initialize the tcpip automatically when launch the main. It is done by set a sleep(30) in the <text:span text:style-name="T116">rock_rhino_tcpip_service.add_two_ints_client_async.cpp, which send the initial request to connect. </text:span><text:soft-page-break/><text:span text:style-name="T116">The waiting time is fixed for now, it needs to optimized by monitoring the webots launch process.</text:span><text:span text:style-name="T117">9/2</text:span></text:p>
      <text:p text:style-name="P68">9/6: construct the DetectedTag.msg, and filter the tag by compared the detected tag with the last three tags (assumed the maximum amount of tag present in a image is &lt;=3), if it has been recorded, then do not broadcast. This filter only avoids the multiple detection of the same tag in the current image and save the broadcast traffic. When the tag is revisited, it needs to be fil<text:span text:style-name="T122">t</text:span>er<text:span text:style-name="T118">ed</text:span> in the database. <text:span text:style-name="T123">DB keeps listening image_processor/detected_tag and updating the tags. </text:span><text:span text:style-name="T120">If the tag <text:s/>existed in DB, then do not insert.</text:span></text:p>
      <text:p text:style-name="P106"><text:span text:style-name="T52">image processor and db </text:span><text:span text:style-name="T53">are s</text:span><text:span text:style-name="T52">elf-maintain process</text:span><text:span text:style-name="T53">es which are launched in main. To trigger the motion, comments needs to be sent in process controller. </text:span><text:span text:style-name="T54">T</text:span><text:span text:style-name="T53">he </text:span><text:span text:style-name="T54">process controller sends job “approach a tag” which is consist of the functional block:</text:span></text:p>
      <text:p text:style-name="P72">a. inquiry db if tag exist; <text:span text:style-name="T124">run </text:span><text:s/><text:span text:style-name="T124">&lt;</text:span><text:span text:style-name="T73">ros2 run rock_rhino_process_controller rock_rhino_process_controller</text:span><text:span text:style-name="T78">&gt; type runtask inqu</text:span><text:span text:style-name="T79">i</text:span><text:span text:style-name="T78">ry</text:span></text:p>
      <text:p text:style-name="P72">b. if a is yes, then send request to moveit for plan (obtain tag info from db, do plan, send ack to pctr). </text:p>
      <text:p text:style-name="P106"><text:span text:style-name="T54">c. drive webots using planned traje</text:span><text:span text:style-name="T55">c</text:span><text:span text:style-name="T54">tory.</text:span></text:p>
      <text:p text:style-name="P72">d. drive real robot</text:p>
      <text:p text:style-name="P128"><text:span text:style-name="T54">i</text:span><text:span text:style-name="T51">f the job runs in continuous mode, it loops back to a and continue, if the job runs in step, it waits after step d is finished, until get command to approach the next tag.</text:span></text:p>
      <text:p text:style-name="P70">Action request from process controller will do turn on/off updating (default is on), query db...</text:p>
      <text:p text:style-name="P69"/>
      <text:p text:style-name="P69">Job driven process: when a job starts, the process controller firstly check the availability of the tag in db, if yes, then send approval to moveit2 to plan the trajectory. Moviet2 <text:span text:style-name="T119">requests the tag info from db and do planning.</text:span></text:p>
      <text:p text:style-name="P69"/>
      <text:p text:style-name="P63">TODO: dabase package is watching the newly detected tag, if there is new tag coming, send b type command to add points in webots ui</text:p>
      <text:p text:style-name="P182">issues: launch process_controller in error, only can run the exe, not sure why</text:p>
      <text:p text:style-name="P63"/>
      <text:p text:style-name="P63"/>
      <text:h text:style-name="P134" text:outline-level="1"><text:soft-page-break/>RO2 driver available robots</text:h>
      <text:h text:style-name="P133" text:outline-level="1"><text:a xlink:type="simple" xlink:href="https://www.youtube.com/watch?v=GVEpat-wlUA" text:style-name="Internet_20_link" text:visited-style-name="Visited_20_Internet_20_Link"><text:span text:style-name="T115">https://www.youtube.com/watch?v=GVEpat-wlUA</text:span></text:a></text:h>
      <text:p text:style-name="P126">RO2 driver for UR robot</text:p>
      <text:p text:style-name="P123"><text:a xlink:type="simple" xlink:href="https://github.com/UniversalRobots/Universal_Robots_ROS2_Driver/tree/foxy" text:style-name="Internet_20_link" text:visited-style-name="Visited_20_Internet_20_Link"><text:span text:style-name="T115">https://github.com/UniversalRobots/Universal_Robots_ROS2_Driver/tree/foxy</text:span></text:a></text:p>
      <text:p text:style-name="P127"/>
      <text:p text:style-name="P127"/>
      <text:h text:style-name="P135" text:outline-level="1">ABB introduces a new ROS driver for its robots</text:h>
      <text:p text:style-name="P63"><text:a xlink:type="simple" xlink:href="https://www.therobotreport.com/abb-introduced-new-ros-driver-robots/" text:style-name="Internet_20_link" text:visited-style-name="Visited_20_Internet_20_Link">https://www.therobotreport.com/abb-introduced-new-ros-driver-robots/</text:a></text:p>
      <text:p text:style-name="P63"/>
      <text:p text:style-name="P64">F0306 自动化驾车装置</text:p>
      <text:p text:style-name="P64">检测装备</text:p>
      <text:p text:style-name="P64">科学问题： 另外之后 ，medical diference with LITH cutting, why you study this, speciality</text:p>
      <text:p text:style-name="P64">need-- problem- to study- current solution </text:p>
      <text:p text:style-name="P65">end on measuremnt.</text:p>
      <text:p text:style-name="P65">laser measure not laser cutting</text:p>
      <text:p text:style-name="P65">–</text:p>
      <text:p text:style-name="P66">obtract- not mature – meaning of meaure ,status , memeasurenet note sthet, value.</text:p>
      <text:p text:style-name="P66">Equipment- not buyin ,,say you are not redy</text:p>
      <text:p text:style-name="P66">no patent fee any longer</text:p>
      <text:p text:style-name="P66">graduate 3-4, for</text:p>
      <text:p text:style-name="P66">2.</text:p>
      <text:p text:style-name="P66"/>
      <text:p text:style-name="P66">intro for battery is too much, process , then proess weak,</text:p>
      <text:p text:style-name="P66"><text:s/>insert at end of programen</text:p>
      <text:p text:style-name="P66">---</text:p>
      <text:p text:style-name="P71">ar tag paper</text:p>
      <text:p text:style-name="P71"><text:soft-page-break/><text:a xlink:type="simple" xlink:href="https://www.researchgate.net/figure/Yaw-rotations-Z-axis-of-ARTag-marker-clockwise-and-counter-clockwise-for-10-20-30_fig9_317696465" text:style-name="Internet_20_link" text:visited-style-name="Visited_20_Internet_20_Link">https://www.researchgate.net/figure/Yaw-rotations-Z-axis-of-ARTag-marker-clockwise-and-counter-clockwise-for-10-20-30_fig9_317696465</text:a></text:p>
      <text:p text:style-name="P7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Droid Sans Mono" svg:font-family="'Droid Sans Mono', monospace, monospace, 'Droid Sans Fallback'"/>
    <style:font-face style:name="Lohit Devanagari1" svg:font-family="'Lohit Devanagari'"/>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8T09:42:13.607017820</meta:creation-date>
    <meta:generator>LibreOffice/6.4.7.2$Linux_X86_64 LibreOffice_project/40$Build-2</meta:generator>
    <dc:date>2021-09-19T09:25:41.245920221</dc:date>
    <meta:editing-duration>P5DT21H45M16S</meta:editing-duration>
    <meta:editing-cycles>87</meta:editing-cycles>
    <meta:document-statistic meta:table-count="0" meta:image-count="0" meta:object-count="0" meta:page-count="24" meta:paragraph-count="580" meta:word-count="5409" meta:character-count="33795" meta:non-whitespace-character-count="28800"/>
  </office:meta>
</office:document-meta>
</file>